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ssistant Light" svg:font-family="'Assistant Light'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ssistant Light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3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Assistant Light" fo:font-size="15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zh" style:country-asian="CN" style:font-style-asian="normal" style:font-weight-asian="bold" style:font-name-complex="Assistant Light" style:font-size-complex="1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ssistant Light" fo:font-size="15pt" fo:font-weight="normal" fo:language="it" fo:country="IT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/>
    </style:style>
    <style:style style:name="T2" style:family="text">
      <style:text-properties style:use-window-font-color="true" style:font-name="Assistant Light" fo:font-size="15pt" fo:font-weight="normal" fo:language="en" fo:country="US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/>
    </style:style>
    <style:style style:name="T3" style:family="text">
      <style:text-properties style:use-window-font-color="true" style:font-name="Assistant Light" fo:font-size="15pt" fo:font-weight="normal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 fo:language="it" fo:country="IT"/>
    </style:style>
    <style:style style:name="T4" style:family="text">
      <style:text-properties style:use-window-font-color="true" style:font-name="Assistant Light" fo:font-size="15pt" fo:font-weight="normal" fo:language="en" fo:country="GB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/>
    </style:style>
    <style:style style:name="T5" style:family="text">
      <style:text-properties style:use-window-font-color="true" style:font-name="Assistant Light" fo:font-size="15pt" fo:font-weight="normal" fo:language="fr" fo:country="FR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/>
    </style:style>
    <style:style style:name="T6" style:family="text">
      <style:text-properties style:use-window-font-color="true" style:font-name="Assistant Light" fo:font-size="15pt" fo:font-weight="normal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 fo:language="en" fo:country="US"/>
    </style:style>
    <style:style style:name="T7" style:family="text">
      <style:text-properties style:use-window-font-color="true" style:font-name="Assistant Light" fo:font-size="15pt" fo:font-weight="normal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 fo:language="en" fo:country="GB"/>
    </style:style>
    <style:style style:name="T8" style:family="text">
      <style:text-properties style:use-window-font-color="true" style:font-name="Assistant Light" fo:font-size="15pt" fo:font-weight="normal" style:language-asian="zh" style:country-asian="CN" style:language-complex="ar" style:country-complex="SA" style:font-name-asian="Times New Roman" style:font-name-complex="Assistant Light" style:font-size-asian="12pt" style:font-size-complex="15pt" style:font-weight-asian="bold" style:font-weight-complex="bold" style:font-style-complex="italic"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ull_name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1. Cuvee Trias 2020 Niedrist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2. Terlaner Sauvignon Porphyr&amp;Kalk 2021 Niedrist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5. Pinot Grigio Vigna Kastel Ringberg 2022 Elena Walch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6. Flora Cuvee Bianco Riserva 2020 KG. Girlan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7. Pinot Bianco Platt &amp; Riegl 2022 KG. Girlan 0,75 lt. € 3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8. Fontanasanta Nosiola (Anfora) 2021 Foradori Bio 0,75 lt. € 5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9. Furmint Dry Mandolas 2018 Oremus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11. Rkatsiteli (Anfora) 2022 Tsarapi 0,75 lt. € 6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12. Lugana Le Crete 2023 Otella <text:s/>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2" office:value-type="string" calcext:value-type="string">
            <text:p>13. Heritage Chilar (Anfora)2020 Zorah <text:s/>0,75 lt. € 1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20. Radici Taurasi Ris. 2016 Mastroberardino 0,75 lt. € 75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21.Vernatsch Gschleier Alte Reben 2021 KG. Girlan0,75 lt.€45,00" calcext:value-type="string">
            <text:p>21.Vernatsch Gschleier Alte Reben 2021 KG. <text:span text:style-name="T1">Girlan</text:span><text:span text:style-name="T1"/><text:span text:style-name="T1">0,75 lt.</text:span><text:span text:style-name="T1"/><text:span text:style-name="T1">€</text:span><text:span text:style-name="T1"/><text:span text:style-name="T1">45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22. Primitivo ES 2022 Gianfranco Fino 0,75 lt. € 89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23.Pinot Noir Ris. 2019 Niedriest0,75 lt.€65,00" calcext:value-type="string">
            <text:p><text:span text:style-name="T2">23.</text:span><text:span text:style-name="T2"/><text:span text:style-name="T2">Pinot Noir Ris. 2019 Niedriest</text:span><text:span text:style-name="T2"/><text:span text:style-name="T2">0,75 lt.</text:span><text:span text:style-name="T2"/><text:span text:style-name="T3">€</text:span><text:span text:style-name="T3"/><text:span text:style-name="T3">65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24. Fervore 2017 Terre di Balbia Bio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25. Pinot Noir Hausmannhof 2020 Haderburg Bio 0,75 lt. € 49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26.Cuvee Rot 2019 Baron Widmann0,75 lt.€49,00" calcext:value-type="string">
            <text:p><text:span text:style-name="T4">26.</text:span><text:span text:style-name="T4"/><text:span text:style-name="T4">Cuvee Rot 2019 Baron Widmann</text:span><text:span text:style-name="T4"/><text:span text:style-name="T4">0,75 lt.</text:span><text:span text:style-name="T4"/><text:span text:style-name="T3">€</text:span><text:span text:style-name="T3"/><text:span text:style-name="T3">49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27. Linticlarus Cuvee 2020 Tiefenbrunner 0,75 lt. € 76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29. Merlot Brenntal 2020 Kellerei Kurtatsch <text:s/>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6" office:value-type="string" calcext:value-type="string">
            <text:p>30. Syrah La Monaca 2020 Sallier de La Tour 0,75 lt. € 45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31.Pinot Noir 2020 Palliser0,75 lt.€75,00" calcext:value-type="string">
            <text:p><text:span text:style-name="T4">31.</text:span><text:span text:style-name="T4"/><text:span text:style-name="T4">Pinot Noir 2020 Pallise</text:span><text:span text:style-name="T3">r</text:span><text:span text:style-name="T3"/><text:span text:style-name="T3">0,75 lt.</text:span><text:span text:style-name="T3"/><text:span text:style-name="T3">€</text:span><text:span text:style-name="T3"/><text:span text:style-name="T3">75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32. <text:s/>Valpolicella Ripasso Campi Magri 2019 Corte Sant Alda, Bio 0,75 lt. € 4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33. Teroldego Sgarzon (Anfora) 2021 Foradori, Bio 0,75 lt. € 55,00</text:p>
          </table:table-cell>
        </table:table-row>
        <table:table-row table:style-name="ro4">
          <table:table-cell office:value-type="string" calcext:value-type="string">
            <text:p>RED</text:p>
          </table:table-cell>
          <table:table-cell table:style-name="ce7" office:value-type="string" calcext:value-type="string">
            <text:p>34. Heritage Sireni (Anfora) 2019 Zorah <text:s text:c="5"/>0,75 Lt. <text:s text:c="15"/>€ <text:s text:c="5"/>115,00</text:p>
          </table:table-cell>
        </table:table-row>
        <table:table-row table:style-name="ro3">
          <table:table-cell office:value-type="string" calcext:value-type="string">
            <text:p>DESSERT</text:p>
          </table:table-cell>
          <table:table-cell table:style-name="ce4" office:value-type="string" office:string-value="41.Essenzia 2019 Pojer &amp; Sandri0,375 lt.€55,00" calcext:value-type="string">
            <text:p><text:span text:style-name="T4">41.</text:span><text:span text:style-name="T4"/><text:span text:style-name="T4">Essenzia 2019 Pojer &amp; Sandri</text:span><text:span text:style-name="T4"/><text:span text:style-name="T4">0,375 lt.</text:span><text:span text:style-name="T4"/><text:span text:style-name="T3">€</text:span><text:span text:style-name="T3"/><text:span text:style-name="T3">55,00</text:span></text:p>
          </table:table-cell>
        </table:table-row>
        <table:table-row table:style-name="ro2">
          <table:table-cell office:value-type="string" calcext:value-type="string">
            <text:p>DESSERT</text:p>
          </table:table-cell>
          <table:table-cell office:value-type="string" calcext:value-type="string">
            <text:p>42. Recioto di Valpolicella Le Tordare 2012 Cà la Bionda 0,500 lt. € 55,00</text:p>
          </table:table-cell>
        </table:table-row>
        <table:table-row table:style-name="ro3">
          <table:table-cell office:value-type="string" calcext:value-type="string">
            <text:p>DESSERT</text:p>
          </table:table-cell>
          <table:table-cell table:style-name="ce4" office:value-type="string" office:string-value="43.Banyuls Leon Parce 2019 Dom. de la Rectorie0,500 lt.€55,00" calcext:value-type="string">
            <text:p><text:span text:style-name="T5">43.</text:span><text:span text:style-name="T5"/><text:span text:style-name="T5">Banyuls Leon Parce 2019 Dom. de la Rectorie</text:span><text:span text:style-name="T5"/><text:span text:style-name="T5">0,500 lt.</text:span><text:span text:style-name="T5"/><text:span text:style-name="T3">€</text:span><text:span text:style-name="T3"/><text:span text:style-name="T3">55,00</text:span></text:p>
          </table:table-cell>
        </table:table-row>
        <table:table-row table:style-name="ro3">
          <table:table-cell/>
          <table:table-cell table:style-name="ce3" office:value-type="string" office:string-value="101. Arunda Brut0,375 lt.€39,00" calcext:value-type="string">
            <text:p>101. Arunda Brut<text:span text:style-name="T1">0,375 lt.</text:span><text:span text:style-name="T1"/><text:span text:style-name="T1">€</text:span><text:span text:style-name="T1"/><text:span text:style-name="T1">39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00. Praeclarus Brut 0,75 lt. € 45,00</text:p>
          </table:table-cell>
        </table:table-row>
        <table:table-row table:style-name="ro2">
          <table:table-cell/>
          <table:table-cell table:style-name="ce6" office:value-type="string" calcext:value-type="string">
            <text:p>102. Haderburg Pas Dosé <text:s/>0,75 lt. € 65,00 / 12,00</text:p>
          </table:table-cell>
        </table:table-row>
        <table:table-row table:style-name="ro2">
          <table:table-cell/>
          <table:table-cell table:style-name="ce6" office:value-type="string" calcext:value-type="string">
            <text:p>103. Haderburg Pas Dosé 1,50 lt. € 120,00</text:p>
          </table:table-cell>
        </table:table-row>
        <table:table-row table:style-name="ro2">
          <table:table-cell/>
          <table:table-cell table:style-name="ce6" office:value-type="string" calcext:value-type="string">
            <text:p>104. <text:s/>Hausmannhof Riserva Brut 2011 Haderburg 0,75 lt. € 95,00</text:p>
          </table:table-cell>
        </table:table-row>
        <table:table-row table:style-name="ro2">
          <table:table-cell/>
          <table:table-cell table:style-name="ce6" office:value-type="string" calcext:value-type="string">
            <text:p>105. Valdobbiadene DOCG Extra Dry Coste Ponente Col Vetoraz 0,75 lt. € 39,00</text:p>
          </table:table-cell>
        </table:table-row>
        <table:table-row table:style-name="ro3">
          <table:table-cell/>
          <table:table-cell table:style-name="ce4" office:value-type="string" office:string-value="109.Valdobbiadene DOCG Brut Fagher Le Colture0,75 lt.€39,00" calcext:value-type="string">
            <text:p><text:span text:style-name="T5">109.</text:span><text:span text:style-name="T5"/><text:span text:style-name="T5">Valdobbiadene DOCG Brut Fagher Le Colture</text:span><text:span text:style-name="T5"/><text:span text:style-name="T5">0,75 lt.</text:span><text:span text:style-name="T5"/><text:span text:style-name="T3">€</text:span><text:span text:style-name="T3"/><text:span text:style-name="T3">39,00</text:span></text:p>
          </table:table-cell>
        </table:table-row>
        <table:table-row table:style-name="ro2">
          <table:table-cell/>
          <table:table-cell office:value-type="string" calcext:value-type="string">
            <text:p>106. Valdobbiadene DOCG Brut Millesimato Guia Foss Marai 0,75 lt. € 39,00 / 6,50</text:p>
          </table:table-cell>
        </table:table-row>
        <table:table-row table:style-name="ro2">
          <table:table-cell/>
          <table:table-cell office:value-type="string" calcext:value-type="string">
            <text:p>107. Cartizze DOCG Dry Bortolin 0,75 lt. € 45,00</text:p>
          </table:table-cell>
        </table:table-row>
        <table:table-row table:style-name="ro2">
          <table:table-cell/>
          <table:table-cell office:value-type="string" calcext:value-type="string">
            <text:p>108. Prosecco Rose Brut DOC Le Colture 0,75 lt. € 39,00</text:p>
          </table:table-cell>
        </table:table-row>
        <table:table-row table:style-name="ro2">
          <table:table-cell/>
          <table:table-cell office:value-type="string" calcext:value-type="string">
            <text:p>111. <text:s/>Franciacorta DOCG Extra Brut/ Brut Francesco I.,Uberti 0,75 lt. € 65,00</text:p>
          </table:table-cell>
        </table:table-row>
        <table:table-row table:style-name="ro2">
          <table:table-cell/>
          <table:table-cell office:value-type="string" calcext:value-type="string">
            <text:p>112. Franciacorta DOCG Brut Saten, Bosio 0,75 lt. € 65,00 / 12,00</text:p>
          </table:table-cell>
        </table:table-row>
        <table:table-row table:style-name="ro2">
          <table:table-cell/>
          <table:table-cell office:value-type="string" calcext:value-type="string">
            <text:p>113. <text:s/>Franciacorta DOCG Extra Brut, Comari del Salem,Uberti 0,75 lt. <text:s/>€ 75,00</text:p>
          </table:table-cell>
        </table:table-row>
        <table:table-row table:style-name="ro2">
          <table:table-cell/>
          <table:table-cell office:value-type="string" calcext:value-type="string">
            <text:p>114. Franciacorta DOCG Riserva Brut</text:p>
          </table:table-cell>
        </table:table-row>
        <table:table-row table:style-name="ro2">
          <table:table-cell/>
          <table:table-cell office:value-type="string" calcext:value-type="string">
            <text:p><text:s/>Annamaria Clementi 2015 Ca’ del Bosco 0,75 lt. € 215,00</text:p>
          </table:table-cell>
        </table:table-row>
        <table:table-row table:style-name="ro2">
          <table:table-cell/>
          <table:table-cell office:value-type="string" calcext:value-type="string">
            <text:p>159. Cabochon Fuori Serie 023 Monterossa 0,75 lt. € 95,00 </text:p>
          </table:table-cell>
        </table:table-row>
        <table:table-row table:style-name="ro2">
          <table:table-cell/>
          <table:table-cell office:value-type="string" calcext:value-type="string">
            <text:p>120. Perle Brut Millesimato 2017 Ferrari 0,75 lt. € 69,00 / 12,00</text:p>
          </table:table-cell>
        </table:table-row>
        <table:table-row table:style-name="ro2">
          <table:table-cell/>
          <table:table-cell office:value-type="string" calcext:value-type="string">
            <text:p>121. Trento DOC Brut Riserva Methius 2017 Dorigati 0,75 lt. € 75,00</text:p>
          </table:table-cell>
        </table:table-row>
        <table:table-row table:style-name="ro2">
          <table:table-cell/>
          <table:table-cell office:value-type="string" calcext:value-type="string">
            <text:p>122. <text:s/>1,50 lt. € 135,00</text:p>
          </table:table-cell>
        </table:table-row>
        <table:table-row table:style-name="ro2">
          <table:table-cell/>
          <table:table-cell office:value-type="string" calcext:value-type="string">
            <text:p>124. Blauwal Riserva Extra Brut 2015 Cesconi 0,75 lt. € 75,00</text:p>
          </table:table-cell>
        </table:table-row>
        <table:table-row table:style-name="ro2">
          <table:table-cell/>
          <table:table-cell office:value-type="string" calcext:value-type="string">
            <text:p>125. Trento DOC Giulio Ferrari Riserva Del Fondatore</text:p>
          </table:table-cell>
        </table:table-row>
        <table:table-row table:style-name="ro2">
          <table:table-cell/>
          <table:table-cell office:value-type="string" calcext:value-type="string">
            <text:p><text:s/>Brut 2008 Ferrari 0,75 lt. € 250,00</text:p>
          </table:table-cell>
        </table:table-row>
        <table:table-row table:style-name="ro2">
          <table:table-cell/>
          <table:table-cell office:value-type="string" calcext:value-type="string">
            <text:p>99. Trento DOC Giulio Ferrari Riserva Del Fondatore</text:p>
          </table:table-cell>
        </table:table-row>
        <table:table-row table:style-name="ro2">
          <table:table-cell/>
          <table:table-cell office:value-type="string" calcext:value-type="string">
            <text:p><text:s/>Rose Brut 2006 Ferrari 0,75 lt. € 400,00</text:p>
          </table:table-cell>
        </table:table-row>
        <table:table-row table:style-name="ro2">
          <table:table-cell/>
          <table:table-cell office:value-type="string" calcext:value-type="string">
            <text:p>127. Arunda Excellor Rose Brut 0,75 lt. € 65,00 </text:p>
          </table:table-cell>
        </table:table-row>
        <table:table-row table:style-name="ro2">
          <table:table-cell/>
          <table:table-cell office:value-type="string" calcext:value-type="string">
            <text:p>128. Rose Brut Pojer &amp; Sandri 0,75 lt. € 55,00</text:p>
          </table:table-cell>
        </table:table-row>
        <table:table-row table:style-name="ro2">
          <table:table-cell/>
          <table:table-cell office:value-type="string" calcext:value-type="string">
            <text:p>110. Franciacorta Rose Brut Uberti 0,75 lt. € 65,00</text:p>
          </table:table-cell>
        </table:table-row>
        <table:table-row table:style-name="ro3">
          <table:table-cell/>
          <table:table-cell table:style-name="ce4" office:value-type="string" office:string-value="129.Blanquette de Limoux Brut Tradition Antech 0,75 lt.€ 55,00 / 12,00" calcext:value-type="string">
            <text:p><text:span text:style-name="T5">129.</text:span><text:span text:style-name="T5"/><text:span text:style-name="T5">Blanquette de Limoux Brut Tradition Antech </text:span><text:span text:style-name="T5"/><text:span text:style-name="T5">0,75 lt.</text:span><text:span text:style-name="T5"/><text:span text:style-name="T3">€ 55,00 / 12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30. Guy Larmandier Premier Cru Brut 0,375 lt. € 49,00</text:p>
          </table:table-cell>
        </table:table-row>
        <table:table-row table:style-name="ro2">
          <table:table-cell/>
          <table:table-cell table:style-name="ce6" office:value-type="string" calcext:value-type="string">
            <text:p>160. Louis Roederer Brut Collection246 <text:s/>0,375 lt. € 65,00</text:p>
          </table:table-cell>
        </table:table-row>
        <table:table-row table:style-name="ro2">
          <table:table-cell/>
          <table:table-cell table:style-name="ce6" office:value-type="string" calcext:value-type="string">
            <text:p>131. Louis Roederer Brut Collection 244 0,75 lt. € 115,00</text:p>
          </table:table-cell>
        </table:table-row>
        <table:table-row table:style-name="ro2">
          <table:table-cell/>
          <table:table-cell table:style-name="ce6" office:value-type="string" calcext:value-type="string">
            <text:p>132. Louis Roederer Blanc de Blancs Brut 2016 0,75 lt. € 170,00</text:p>
          </table:table-cell>
        </table:table-row>
        <table:table-row table:style-name="ro2">
          <table:table-cell/>
          <table:table-cell table:style-name="ce6" office:value-type="string" calcext:value-type="string">
            <text:p>133. Louis Roederer Philippe Starck Brut Nature Vintage 2015 0,75 lt. € 170,00</text:p>
          </table:table-cell>
        </table:table-row>
        <table:table-row table:style-name="ro2">
          <table:table-cell/>
          <table:table-cell table:style-name="ce6" office:value-type="string" calcext:value-type="string">
            <text:p>198. Pierre Peters Blanc de Blancs Grand Cru Extra Brut 0,75 lt. € 150,00</text:p>
          </table:table-cell>
        </table:table-row>
        <table:table-row table:style-name="ro2">
          <table:table-cell/>
          <table:table-cell table:style-name="ce6" office:value-type="string" calcext:value-type="string">
            <text:p>199. Deutz Classic Brut 0,75 lt. € 95,00</text:p>
          </table:table-cell>
        </table:table-row>
        <table:table-row table:style-name="ro2">
          <table:table-cell/>
          <table:table-cell table:style-name="ce5" office:value-type="string" calcext:value-type="string">
            <text:p>151. Cuvee William Deutz Brut 2013 0,75 lt. € 325,00</text:p>
          </table:table-cell>
        </table:table-row>
        <table:table-row table:style-name="ro2">
          <table:table-cell/>
          <table:table-cell table:style-name="ce8" office:value-type="string" calcext:value-type="string">
            <text:p>134. Bollinger Special Cuvee Brut 0,75 lt. € 115,00</text:p>
          </table:table-cell>
        </table:table-row>
        <table:table-row table:style-name="ro3">
          <table:table-cell/>
          <table:table-cell table:style-name="ce4" office:value-type="string" office:string-value="135.Bollinger Special Cuvee Brut Magnum/Deutz Brut Classic Magnum1,50 lt.€230,00" calcext:value-type="string">
            <text:p><text:span text:style-name="T4">135.</text:span><text:span text:style-name="T4"/><text:span text:style-name="T4">Bollinger Special Cuvee Brut Magnum/Deutz Brut Classic Magnum</text:span><text:span text:style-name="T4"/><text:span text:style-name="T4">1,50 lt.</text:span><text:span text:style-name="T4"/><text:span text:style-name="T6">€</text:span><text:span text:style-name="T6"/><text:span text:style-name="T6">230,00</text:span></text:p>
          </table:table-cell>
        </table:table-row>
        <table:table-row table:style-name="ro2">
          <table:table-cell/>
          <table:table-cell office:value-type="string" calcext:value-type="string">
            <text:p>137. Bollinger La Grande Annee Brut 2014 0,75 lt. € 240,00</text:p>
          </table:table-cell>
        </table:table-row>
        <table:table-row table:style-name="ro2">
          <table:table-cell/>
          <table:table-cell office:value-type="string" calcext:value-type="string">
            <text:p><text:s/>Bollinger B 13 Brut 0,75 lt. € 210,00</text:p>
          </table:table-cell>
        </table:table-row>
        <table:table-row table:style-name="ro3">
          <table:table-cell/>
          <table:table-cell table:style-name="ce4" office:value-type="string" office:string-value="Bollinger PN VZ 16 /AYC 18 Brut0,75 lt.€180,00" calcext:value-type="string">
            <text:p><text:span text:style-name="T1"/><text:span text:style-name="T1">Bollinger PN VZ 16 /AYC 18 Brut</text:span><text:span text:style-name="T1"/><text:span text:style-name="T1">0,75 lt.</text:span><text:span text:style-name="T1"/><text:span text:style-name="T6">€</text:span><text:span text:style-name="T6"/><text:span text:style-name="T6">180,00</text:span></text:p>
          </table:table-cell>
        </table:table-row>
        <table:table-row table:style-name="ro3">
          <table:table-cell/>
          <table:table-cell table:style-name="ce4" office:value-type="string" office:string-value="Bollinger RD 2007/08 Extra Brut0,75 lt.€450,00" calcext:value-type="string">
            <text:p><text:span text:style-name="T2"/><text:span text:style-name="T7">Bollinger RD 2007/08 Extra Brut</text:span><text:span text:style-name="T7"/><text:span text:style-name="T7">0,75 lt.</text:span><text:span text:style-name="T7"/><text:span text:style-name="T7">€</text:span><text:span text:style-name="T7"/><text:span text:style-name="T7">450,00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138. Pol Roger Brut <text:s/>0,75 lt. <text:s/>€ 105,00 / 16,00 </text:p>
          </table:table-cell>
        </table:table-row>
        <table:table-row table:style-name="ro2">
          <table:table-cell/>
          <table:table-cell table:style-name="ce8" office:value-type="string" calcext:value-type="string">
            <text:p>139. Teophile Rose Brut 0,75 lt. € 85,00 / 16,00</text:p>
          </table:table-cell>
        </table:table-row>
        <table:table-row table:style-name="ro2">
          <table:table-cell/>
          <table:table-cell table:style-name="ce8" office:value-type="string" calcext:value-type="string">
            <text:p>140. Gosset Grand Rose Brut 0,75 lt. € 130,00</text:p>
          </table:table-cell>
        </table:table-row>
        <table:table-row table:style-name="ro2">
          <table:table-cell/>
          <table:table-cell table:style-name="ce8" office:value-type="string" calcext:value-type="string">
            <text:p>157. Dom Perigon Rose Brut Vintage 2006 0,75 lt. € 600,00</text:p>
          </table:table-cell>
        </table:table-row>
        <table:table-row table:style-name="ro2">
          <table:table-cell/>
          <table:table-cell table:style-name="ce8" office:value-type="string" calcext:value-type="string">
            <text:p>159. Laurent Perrier Cuvee Rose Brut 0,75 lt. € 140,00</text:p>
          </table:table-cell>
        </table:table-row>
        <table:table-row table:style-name="ro2">
          <table:table-cell/>
          <table:table-cell table:style-name="ce8" office:value-type="string" calcext:value-type="string">
            <text:p>156. Jacquesson745/746 Extra Brut 0,75 lt. € 130,00</text:p>
          </table:table-cell>
        </table:table-row>
        <table:table-row table:style-name="ro2">
          <table:table-cell/>
          <table:table-cell table:style-name="ce8" office:value-type="string" calcext:value-type="string">
            <text:p>164. V. C. P. La Grande Dame Rose Brut 2006 <text:s/>0,75 lt. € 450,00</text:p>
          </table:table-cell>
        </table:table-row>
        <table:table-row table:style-name="ro3">
          <table:table-cell/>
          <table:table-cell table:style-name="ce4" office:value-type="string" office:string-value="136.Pol Roger Cuvee Sir Winston Churchill 2013/150,75 lt.€450,00" calcext:value-type="string">
            <text:p><text:span text:style-name="T2">136.</text:span><text:span text:style-name="T2"/><text:span text:style-name="T2">Pol Roger Cuvee Sir Winston Churchill 2013/15</text:span><text:span text:style-name="T2"/><text:span text:style-name="T2">0,75 lt.</text:span><text:span text:style-name="T2"/><text:span text:style-name="T7">€</text:span><text:span text:style-name="T7"/><text:span text:style-name="T7">45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42. Dom Perignon Cuvée Brut Vintage 2013 0,75 lt. € 450,00</text:p>
          </table:table-cell>
        </table:table-row>
        <table:table-row table:style-name="ro2">
          <table:table-cell/>
          <table:table-cell table:style-name="ce6" office:value-type="string" calcext:value-type="string">
            <text:p>143. Dom Perignon Cuvée Brut P2 Vintage 2000 0,75 lt. € 750,00</text:p>
          </table:table-cell>
        </table:table-row>
        <table:table-row table:style-name="ro2">
          <table:table-cell/>
          <table:table-cell table:style-name="ce6" office:value-type="string" calcext:value-type="string">
            <text:p>144. V. C. P. La Grande Dame Brut 2006 0,75 lt. € 300,00</text:p>
          </table:table-cell>
        </table:table-row>
        <table:table-row table:style-name="ro3">
          <table:table-cell/>
          <table:table-cell table:style-name="ce4" office:value-type="string" office:string-value="145.Krug Grande Cuvée Brut0,75 lt.€370,00" calcext:value-type="string">
            <text:p><text:span text:style-name="T5">145.</text:span><text:span text:style-name="T5"/><text:span text:style-name="T5">Krug Grande Cuvée Brut</text:span><text:span text:style-name="T5"/><text:span text:style-name="T5">0,75 lt.</text:span><text:span text:style-name="T5"/><text:span text:style-name="T7">€</text:span><text:span text:style-name="T7"/><text:span text:style-name="T7">370,00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163. Krug Vintage 2006 Brut 0,75 lt. € 600,00</text:p>
          </table:table-cell>
        </table:table-row>
        <table:table-row table:style-name="ro2">
          <table:table-cell/>
          <table:table-cell table:style-name="ce6" office:value-type="string" calcext:value-type="string">
            <text:p>146. Roederer Cristal Brut Millesime <text:s/>2000/2008 0,75 lt. € 450,00</text:p>
          </table:table-cell>
        </table:table-row>
        <table:table-row table:style-name="ro3">
          <table:table-cell/>
          <table:table-cell table:style-name="ce4" office:value-type="string" office:string-value="Roederer Cristal Brut Millesime 2012 Magnum1,5 lt.€1150,00" calcext:value-type="string">
            <text:p><text:span text:style-name="T5"/><text:span text:style-name="T3">Roederer Cristal Brut Millesime 2012 Magnum</text:span><text:span text:style-name="T3"/><text:span text:style-name="T3">1,5 lt.</text:span><text:span text:style-name="T3"/><text:span text:style-name="T3">€</text:span><text:span text:style-name="T3"/><text:span text:style-name="T3">115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47. Dom Ruinart Blanc de Blancs Brut Millesime 2007 0,75 lt. € 450,00</text:p>
          </table:table-cell>
        </table:table-row>
        <table:table-row table:style-name="ro2">
          <table:table-cell/>
          <table:table-cell table:style-name="ce6" office:value-type="string" calcext:value-type="string">
            <text:p>148. Pol Roger Blanc de Blancs Brut Millesime 2015 0,75 lt. € 175,00</text:p>
          </table:table-cell>
        </table:table-row>
        <table:table-row table:style-name="ro2">
          <table:table-cell/>
          <table:table-cell table:style-name="ce6" office:value-type="string" calcext:value-type="string">
            <text:p>196. Amor de Deutz Blanc de Blancs Brut Millesime 2011 0,75 lt. € 350,00</text:p>
          </table:table-cell>
        </table:table-row>
        <table:table-row table:style-name="ro2">
          <table:table-cell/>
          <table:table-cell table:style-name="ce6" office:value-type="string" calcext:value-type="string">
            <text:p>149. Nicolas Feuillatte BdN Grand Cru Brut Millesime 2014 0,75 lt. € 105,00</text:p>
          </table:table-cell>
        </table:table-row>
        <table:table-row table:style-name="ro3">
          <table:table-cell/>
          <table:table-cell table:style-name="ce4" office:value-type="string" office:string-value="150.Mailly Blanc de Noirs Brut0,75 lt.€95,00" calcext:value-type="string">
            <text:p><text:span text:style-name="T5">150.</text:span><text:span text:style-name="T5"/><text:span text:style-name="T5">Mailly Blanc de Noirs Brut</text:span><text:span text:style-name="T5"/><text:span text:style-name="T5">0,75 lt.</text:span><text:span text:style-name="T5"/><text:span text:style-name="T6">€</text:span><text:span text:style-name="T6"/><text:span text:style-name="T6">95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52. Guy Larmandier Cramant Blanc de Blancs Grand Cru <text:s/>1,50 lt. € 190,00</text:p>
          </table:table-cell>
        </table:table-row>
        <table:table-row table:style-name="ro2">
          <table:table-cell/>
          <table:table-cell table:style-name="ce6" office:value-type="string" calcext:value-type="string">
            <text:p>153. Brut Jeroboam 3,00 lt. € 380,00</text:p>
          </table:table-cell>
        </table:table-row>
        <table:table-row table:style-name="ro2">
          <table:table-cell/>
          <table:table-cell table:style-name="ce6" office:value-type="string" calcext:value-type="string">
            <text:p>154. Bruno Paillard Nec Plus Ultra 2002 Brut 0,75 lt. € 500,00</text:p>
          </table:table-cell>
        </table:table-row>
        <table:table-row table:style-name="ro2">
          <table:table-cell/>
          <table:table-cell table:style-name="ce6" office:value-type="string" calcext:value-type="string">
            <text:p>155. Salon Cuvee S Blanc de Blancs Le Mesnil 2012 Brut 0,75 lt. € 1400,00</text:p>
          </table:table-cell>
        </table:table-row>
        <table:table-row table:style-name="ro2">
          <table:table-cell/>
          <table:table-cell table:style-name="ce5" office:value-type="string" calcext:value-type="string">
            <text:p>200. Gewürztraminer Vigna Kolbenhof 2021 Hofstätter 1,5 lt. € 130,00</text:p>
          </table:table-cell>
        </table:table-row>
        <table:table-row table:style-name="ro2">
          <table:table-cell/>
          <table:table-cell office:value-type="string" calcext:value-type="string">
            <text:p>202. Sauvignon Lafoa 2021 Schreckbichl-Colterenzio 1,5 lt. € 110,00</text:p>
          </table:table-cell>
        </table:table-row>
        <table:table-row table:style-name="ro3">
          <table:table-cell/>
          <table:table-cell table:style-name="ce3" office:value-type="string" office:string-value="203.Sauvignon Voglar 2018 Dipoli 1,5 lt.€95,00" calcext:value-type="string">
            <text:p><text:span text:style-name="T1">203.</text:span><text:span text:style-name="T1"/><text:span text:style-name="T1">Sauvignon Voglar 2018 Dipoli </text:span><text:span text:style-name="T1"/><text:span text:style-name="T1">1,5 lt.</text:span><text:span text:style-name="T1"/>€95,00</text:p>
          </table:table-cell>
        </table:table-row>
        <table:table-row table:style-name="ro2">
          <table:table-cell/>
          <table:table-cell table:style-name="ce5" office:value-type="string" calcext:value-type="string">
            <text:p>205. Terlaner Weissburgunder Vorberg 2020 KG.Terlan 1,5 lt. <text:s/>€ 110,00</text:p>
          </table:table-cell>
        </table:table-row>
        <table:table-row table:style-name="ro2">
          <table:table-cell/>
          <table:table-cell table:style-name="ce5" office:value-type="string" calcext:value-type="string">
            <text:p>206. Vinschgauer Riesling 2021 Falkenstein, Pratzner 1,5 lt. € 95,00</text:p>
          </table:table-cell>
        </table:table-row>
        <table:table-row table:style-name="ro2">
          <table:table-cell/>
          <table:table-cell table:style-name="ce5" office:value-type="string" calcext:value-type="string">
            <text:p>207. Vintage Tunina 2021 Jermann 1,5 lt. € 190,00</text:p>
          </table:table-cell>
        </table:table-row>
        <table:table-row table:style-name="ro2">
          <table:table-cell/>
          <table:table-cell table:style-name="ce5" office:value-type="string" calcext:value-type="string">
            <text:p>208. Chardonnay Formigar 2010 Schreckbichl-Colterenzio 3,0 lt. € 250,00</text:p>
          </table:table-cell>
        </table:table-row>
        <table:table-row table:style-name="ro2">
          <table:table-cell/>
          <table:table-cell office:value-type="string" calcext:value-type="string">
            <text:p>209. Chardonnay Lafoa 2020 Schreckbichl-Colterenzio 1,5 lt. € 110,00</text:p>
          </table:table-cell>
        </table:table-row>
        <table:table-row table:style-name="ro2">
          <table:table-cell/>
          <table:table-cell table:style-name="ce5" office:value-type="string" calcext:value-type="string">
            <text:p>211. Cabernet Löwengang 2007 Alois Lageder 1,5 lt. € 250,00</text:p>
          </table:table-cell>
        </table:table-row>
        <table:table-row table:style-name="ro2">
          <table:table-cell/>
          <table:table-cell table:style-name="ce5" office:value-type="string" calcext:value-type="string">
            <text:p>210. Cabernet Löwengang 2007 Alois Lageder 3,0 lt. € 500,00</text:p>
          </table:table-cell>
        </table:table-row>
        <table:table-row table:style-name="ro2">
          <table:table-cell/>
          <table:table-cell table:style-name="ce5" office:value-type="string" calcext:value-type="string">
            <text:p>212. Cabernet Sauvignon Ris. Mumelter 2020 KG. Bozen 1,5 lt. € 125,00</text:p>
          </table:table-cell>
        </table:table-row>
        <table:table-row table:style-name="ro2">
          <table:table-cell/>
          <table:table-cell table:style-name="ce5" office:value-type="string" calcext:value-type="string">
            <text:p>213. Cabernet Sauvignon Lafoa 2005 Schreckbichl-Colterenzio 1,5 lt. € 210,00</text:p>
          </table:table-cell>
        </table:table-row>
        <table:table-row table:style-name="ro2">
          <table:table-cell/>
          <table:table-cell table:style-name="ce5" office:value-type="string" calcext:value-type="string">
            <text:p>214. Cabernet Sauvignon Lafoa 2005 Schreckbichl-Colterenzio 3,0 lt. € 400,00</text:p>
          </table:table-cell>
        </table:table-row>
        <table:table-row table:style-name="ro3">
          <table:table-cell/>
          <table:table-cell table:style-name="ce3" office:value-type="string" office:string-value="215.Lagrein Riserva 2018 Abtei Muri1,5 lt.€115,00" calcext:value-type="string">
            <text:p><text:span text:style-name="T1">215.</text:span><text:span text:style-name="T1"/><text:span text:style-name="T1">Lagrein Riserva 2018 Abtei Muri</text:span><text:span text:style-name="T1"/><text:span text:style-name="T1">1,5 lt.</text:span><text:span text:style-name="T1"/>€115,00</text:p>
          </table:table-cell>
        </table:table-row>
        <table:table-row table:style-name="ro2">
          <table:table-cell/>
          <table:table-cell table:style-name="ce5" office:value-type="string" calcext:value-type="string">
            <text:p>216. Lagrein Riserva Prestige 2018 KG. Bozen 1,5 lt. € 115,00</text:p>
          </table:table-cell>
        </table:table-row>
        <table:table-row table:style-name="ro2">
          <table:table-cell/>
          <table:table-cell table:style-name="ce5" office:value-type="string" calcext:value-type="string">
            <text:p>217. Lagrein Riserva Taber 2016 KG. Bozen 1,5 lt. € 150,00</text:p>
          </table:table-cell>
        </table:table-row>
        <table:table-row table:style-name="ro2">
          <table:table-cell/>
          <table:table-cell table:style-name="ce5" office:value-type="string" calcext:value-type="string">
            <text:p>224. Lagrein Ris. Vigna Klosteranger 2014 Abtei Muri 1,5 lt. € 300,00</text:p>
          </table:table-cell>
        </table:table-row>
        <table:table-row table:style-name="ro2">
          <table:table-cell/>
          <table:table-cell table:style-name="ce5" office:value-type="string" calcext:value-type="string">
            <text:p>218. Pinot Nero Schweitzer 2009 Franz Haas 1,5 lt. € 150,00</text:p>
          </table:table-cell>
        </table:table-row>
        <table:table-row table:style-name="ro3">
          <table:table-cell/>
          <table:table-cell table:style-name="ce4" office:value-type="string" office:string-value="219.Pinot Nero Ris. Trattmann 2016 KG. Girlan1,5 lt.€140,00" calcext:value-type="string">
            <text:p><text:span text:style-name="T2">219.</text:span><text:span text:style-name="T2"/><text:span text:style-name="T2">Pinot Nero Ris. Trattmann 2016 KG. Girlan</text:span><text:span text:style-name="T2"/><text:span text:style-name="T2">1,5 lt.</text:span><text:span text:style-name="T2"/><text:span text:style-name="T3">€</text:span><text:span text:style-name="T3"/><text:span text:style-name="T3">140,00</text:span></text:p>
          </table:table-cell>
        </table:table-row>
        <table:table-row table:style-name="ro3">
          <table:table-cell/>
          <table:table-cell table:style-name="ce4" office:value-type="string" office:string-value="220.Pinot Nero Mazzon 2015 Gottardi1,5 lt.€115,00" calcext:value-type="string">
            <text:p><text:span text:style-name="T1">220.</text:span><text:span text:style-name="T1"/><text:span text:style-name="T1">Pinot Nero Mazzon 2015 Gottardi</text:span><text:span text:style-name="T1"/><text:span text:style-name="T1">1,5 lt.</text:span><text:span text:style-name="T1"/><text:span text:style-name="T6">€</text:span><text:span text:style-name="T6"/><text:span text:style-name="T6">115,00</text:span></text:p>
          </table:table-cell>
        </table:table-row>
        <table:table-row table:style-name="ro3">
          <table:table-cell/>
          <table:table-cell table:style-name="ce4" office:value-type="string" office:string-value="221. Pinot Nero Ris. Hausmannhof 2015 Haderburg1,5 lt.€159,00" calcext:value-type="string">
            <text:p><text:span text:style-name="T2">221. </text:span><text:span text:style-name="T2"/><text:span text:style-name="T2">Pinot Nero Ris. Hausmannhof 2015 Haderburg</text:span><text:span text:style-name="T2"/><text:span text:style-name="T2">1,5 lt.</text:span><text:span text:style-name="T2"/><text:span text:style-name="T3">€</text:span><text:span text:style-name="T3"/><text:span text:style-name="T3">159,00</text:span></text:p>
          </table:table-cell>
        </table:table-row>
        <table:table-row table:style-name="ro3">
          <table:table-cell/>
          <table:table-cell table:style-name="ce3" office:value-type="string" office:string-value="222.Pinot Nero Ris. Vigna S.Urbano 2007/10 Hofstätter1,5 lt.€215,00" calcext:value-type="string">
            <text:p><text:span text:style-name="T1">222.</text:span><text:span text:style-name="T1"/><text:span text:style-name="T1">Pinot Nero Ris. Vigna S.Urbano 2007/10 Hofstätter</text:span><text:span text:style-name="T1"/><text:span text:style-name="T1">1,5 lt.</text:span><text:span text:style-name="T1"/>€215,00</text:p>
          </table:table-cell>
        </table:table-row>
        <table:table-row table:style-name="ro3">
          <table:table-cell/>
          <table:table-cell table:style-name="ce3" office:value-type="string" office:string-value="243.Pinot Nero Ris.680 2015 Maso Thaler1,5 lt.€119,00" calcext:value-type="string">
            <text:p><text:span text:style-name="T2">243.</text:span><text:span text:style-name="T2"/><text:span text:style-name="T2">Pinot Nero Ris.680 2015 Maso Thaler</text:span><text:span text:style-name="T2"/><text:span text:style-name="T2">1,5 lt.</text:span><text:span text:style-name="T2"/>€119,00</text:p>
          </table:table-cell>
        </table:table-row>
        <table:table-row table:style-name="ro3">
          <table:table-cell/>
          <table:table-cell table:style-name="ce3" office:value-type="string" office:string-value="242.Merlot Ris. Praun 2020 KG Bozen1,5 lt.€115,00" calcext:value-type="string">
            <text:p>242.Merlot Ris. Praun 2020 KG Bozen1,5 lt.<text:span text:style-name="T1">€</text:span><text:span text:style-name="T1"/><text:span text:style-name="T1">115,00</text:span></text:p>
          </table:table-cell>
        </table:table-row>
        <table:table-row table:style-name="ro2">
          <table:table-cell/>
          <table:table-cell office:value-type="string" calcext:value-type="string">
            <text:p>223. Kermesse 2014 Elena Walch 1,5 lt. € 170,00</text:p>
          </table:table-cell>
        </table:table-row>
        <table:table-row table:style-name="ro2">
          <table:table-cell/>
          <table:table-cell office:value-type="string" calcext:value-type="string">
            <text:p>243. Cornelius Rosso 2016 Schreckbichl-Colterenzio <text:s/>1,5 lt. € 120,00</text:p>
          </table:table-cell>
        </table:table-row>
        <table:table-row table:style-name="ro2">
          <table:table-cell/>
          <table:table-cell office:value-type="string" calcext:value-type="string">
            <text:p>225. Granato 2003 Foradori 1,5 lt. € 129,00</text:p>
          </table:table-cell>
        </table:table-row>
        <table:table-row table:style-name="ro2">
          <table:table-cell/>
          <table:table-cell office:value-type="string" calcext:value-type="string">
            <text:p>226. San Leonardo 2015 San Leonardo 1,5 lt. € 210,00</text:p>
          </table:table-cell>
        </table:table-row>
        <table:table-row table:style-name="ro2">
          <table:table-cell/>
          <table:table-cell office:value-type="string" calcext:value-type="string">
            <text:p>227. Iugum 2011 Dipoli 3,0 lt. € 300,00</text:p>
          </table:table-cell>
        </table:table-row>
        <table:table-row table:style-name="ro2">
          <table:table-cell/>
          <table:table-cell office:value-type="string" calcext:value-type="string">
            <text:p><text:s/>Iugum 2015 Dipoli 1,5 lt. € 150,00</text:p>
          </table:table-cell>
        </table:table-row>
        <table:table-row table:style-name="ro2">
          <table:table-cell/>
          <table:table-cell office:value-type="string" calcext:value-type="string">
            <text:p>228. Cepparello 2001 Isole &amp; Olena 1,5 lt. € 210,00</text:p>
          </table:table-cell>
        </table:table-row>
        <table:table-row table:style-name="ro2">
          <table:table-cell/>
          <table:table-cell office:value-type="string" calcext:value-type="string">
            <text:p>229. Brunello di Montalcino 2015 Collosorbo 1,5 lt. € 130,00</text:p>
          </table:table-cell>
        </table:table-row>
        <table:table-row table:style-name="ro2">
          <table:table-cell/>
          <table:table-cell office:value-type="string" calcext:value-type="string">
            <text:p>230. Brunello di Montalcino Riserva 2007 Capanna 1,5 lt. € 320,00</text:p>
          </table:table-cell>
        </table:table-row>
        <table:table-row table:style-name="ro2">
          <table:table-cell/>
          <table:table-cell office:value-type="string" calcext:value-type="string">
            <text:p>231. Mormoreto 2012/15 Frescobaldi 1,5.lt. € 170,00</text:p>
          </table:table-cell>
        </table:table-row>
        <table:table-row table:style-name="ro2">
          <table:table-cell/>
          <table:table-cell office:value-type="string" calcext:value-type="string">
            <text:p>245. Chianti Cl. Gran Selezione Rialzi 2015 Perano 1,5.lt. € 130,00</text:p>
          </table:table-cell>
        </table:table-row>
        <table:table-row table:style-name="ro2">
          <table:table-cell/>
          <table:table-cell office:value-type="string" calcext:value-type="string">
            <text:p>232. Barolo Prapo 1997 Ceretto 1,5 lt. € 350,00</text:p>
          </table:table-cell>
        </table:table-row>
        <table:table-row table:style-name="ro2">
          <table:table-cell/>
          <table:table-cell office:value-type="string" calcext:value-type="string">
            <text:p>233. Barolo Prapo 1996 Ceretto 3,0 lt. € 700,00</text:p>
          </table:table-cell>
        </table:table-row>
        <table:table-row table:style-name="ro2">
          <table:table-cell/>
          <table:table-cell office:value-type="string" calcext:value-type="string">
            <text:p>234. Cor Römigberg 2015 Alois Lageder 1,5 lt. € 250,00</text:p>
          </table:table-cell>
        </table:table-row>
        <table:table-row table:style-name="ro2">
          <table:table-cell/>
          <table:table-cell office:value-type="string" calcext:value-type="string">
            <text:p>235. Cor Römigberg 2003 Alois Lageder 3,0 lt. € 500,00</text:p>
          </table:table-cell>
        </table:table-row>
        <table:table-row table:style-name="ro2">
          <table:table-cell/>
          <table:table-cell office:value-type="string" calcext:value-type="string">
            <text:p>236. Bricco dell’Uccellone 1997 Braida 3,0 lt. € 290,00</text:p>
          </table:table-cell>
        </table:table-row>
        <table:table-row table:style-name="ro2">
          <table:table-cell/>
          <table:table-cell office:value-type="string" calcext:value-type="string">
            <text:p>237. Amarone della Valpolicella Ravazzol 2016 Ca la Bionda 1,5 lt. € 210,00</text:p>
          </table:table-cell>
        </table:table-row>
        <table:table-row table:style-name="ro2">
          <table:table-cell/>
          <table:table-cell office:value-type="string" calcext:value-type="string">
            <text:p>199. <text:s/>Amarone della Valpolicella 2012 Bertani 1,5 lt. € 285,00</text:p>
          </table:table-cell>
        </table:table-row>
        <table:table-row table:style-name="ro2">
          <table:table-cell/>
          <table:table-cell office:value-type="string" calcext:value-type="string">
            <text:p>238. <text:s/>Amarone della Valpolicella 2006 Bertani 3,0 lt. € 500,00</text:p>
          </table:table-cell>
        </table:table-row>
        <table:table-row table:style-name="ro3">
          <table:table-cell/>
          <table:table-cell table:style-name="ce4" office:value-type="string" office:string-value="239.Cote Rotie 2010 Bonnefond1,5 lt.€140,00" calcext:value-type="string">
            <text:p><text:span text:style-name="T1">239.</text:span><text:span text:style-name="T1"/><text:span text:style-name="T1">Cote Rotie 2010 Bonnefond</text:span><text:span text:style-name="T1"/><text:span text:style-name="T1">1,5 lt.</text:span><text:span text:style-name="T1"/><text:span text:style-name="T8">€</text:span><text:span text:style-name="T8"/><text:span text:style-name="T8">14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240. Château Margaux 1991 1-er Grand Cru Classe 1,5 lt. € 2500,00</text:p>
          </table:table-cell>
        </table:table-row>
        <table:table-row table:style-name="ro2">
          <table:table-cell/>
          <table:table-cell table:style-name="ce6" office:value-type="string" calcext:value-type="string">
            <text:p>241. Château Latour 1991 Pauillac Grand Cru Classe 3,0 lt. € 3200,00</text:p>
          </table:table-cell>
        </table:table-row>
        <table:table-row table:style-name="ro2">
          <table:table-cell/>
          <table:table-cell table:style-name="ce6" office:value-type="string" calcext:value-type="string">
            <text:p>246. Château Latour 1991 Pauillac Grand Cru Classe 1,5 lt. € 160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1. Eisacktaler Sylvaner 2022 Kuenhof, Pliger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2. Eisacktaler Sylvaner Praepositus 2022 Abtei Neustift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3. Eisacktaler Sylvaner Alte Reben 2019 Pacherhof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4. Eisacktaler Sylvaner Lahner 2020 Taschlerhof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399. Eisacktaler Grüner Veltliner 2022 Hoandlhof, Nössing 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398. Eisacktaler Veltliner 2022 Kuenhof, Pliger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397. Eisacktaler Grüner Veltliner 2019 Dorfmann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5. Eisacktaler Kerner 2022 Hoandlhof, Nössing <text:s text:c="43"/>0,75 lt. <text:s text:c="12"/>€ 39,00/6,5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6. <text:s/>Eisacktaler Kerner Aristos 2022 Eisacktaler Kellerei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7. Gewürztraminer Selida 2023 KG Tramin 0,75 lt. € 39,00/6,5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8. Eisacktaler Gewürztraminer 2022 Taschlerhof 0,75 lt. € 4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9. Vigna Kolbenhof 2021 Hofstätter 0,75 lt. € 6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10. Nußbaumer 2022 KG. Tramin 0,75 lt. € 60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11.Lyra 2022 KG. Nals-Margreid 0,75 lt.€40,00" calcext:value-type="string">
            <text:p>411.Lyra 2022 KG. Nals-Margreid 0,75 lt.<text:span text:style-name="T1">€</text:span><text:span text:style-name="T1"/><text:span text:style-name="T1">40,00</text:span>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12.Vigna Kastelaz 2022 Elena Walch0,75 lt.€60,00" calcext:value-type="string">
            <text:p><text:span text:style-name="T1">412.</text:span><text:span text:style-name="T1"/><text:span text:style-name="T1">Vigna Kastelaz 2022 Elena Walch</text:span><text:span text:style-name="T1"/><text:span text:style-name="T1">0,75 lt.</text:span><text:span text:style-name="T1"/>€6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13. Argentum Bonum Kastelaz 2014 Elena Walch 0,75 lt. € 13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62. Epokale 2015 Kellerei Tramin (Süss, Dolce,Sweet) 0,75 lt. € 25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66. Pirschrait 2007 Weingut Hofstätter 0,75 lt. € 15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53. Riesling 2021 Falkenstein, Pratzner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54. Riesling Kaiton 2021 Kuenhof, Pliger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56. Riesling Geieregg 2022 Himmelreichhof, Markus Fliri 0,75 lt. € 5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57. Anadouron 2018 Falkenstein, Pratzner 0,75 lt. € 7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14. Cora 2022 Schreckbichl-Colterenzio 0,75 lt. € 35,00 / 6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15.Moriz 2023 KG. Tramin0,75 lt.€37,00" calcext:value-type="string">
            <text:p><text:span text:style-name="T1">415.</text:span><text:span text:style-name="T1"/><text:span text:style-name="T1">Moriz 2023 KG. </text:span>Tramin0,75 lt.€37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98. Limes 2020 Niedrist 0,75 lt. € 5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16. Riserva Kalkberg 2021 Kellerei St. Pauls 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17. Riserva Vorberg 2021 Kellerei Terlan 0,75 lt. € 59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18.Riserva Sanctissimus 2016/18 KG. St. Pauls 0,75 lt.€115,00" calcext:value-type="string">
            <text:p>418.Riserva Sanctissimus 2016/18 KG. <text:span text:style-name="T5">St. Pauls </text:span><text:span text:style-name="T5"/><text:span text:style-name="T5">0,75 lt.</text:span><text:span text:style-name="T5"/><text:span text:style-name="T5">€</text:span><text:span text:style-name="T5"/><text:span text:style-name="T5">115,00</text:span>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19.Pepi 2023 KG. Tramin0,75 lt.€ 39,00 / 6,50" calcext:value-type="string">
            <text:p><text:span text:style-name="T5">419.</text:span><text:span text:style-name="T5"/><text:span text:style-name="T5">Pepi 2023 KG. </text:span>Tramin0,75 lt.€ 39,00 / 6,5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20. Turmhof 2022 Tiefenbrunner 0,75 lt. € 40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21.Voglar 2020 Dipoli0,75 lt.€50,00" calcext:value-type="string">
            <text:p>421.Voglar 2020 Dipoli0,75 lt.<text:span text:style-name="T2">€</text:span><text:span text:style-name="T2"/><text:span text:style-name="T2">50,00</text:span>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2" office:value-type="string" calcext:value-type="string">
            <text:p>422. St. Valentin 2022 KG. St. Michael 0,75 lt. € 5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2" office:value-type="string" calcext:value-type="string">
            <text:p>424. Lafoa 2022 Schreckbichl-Colterenzio 0,75 lt. € 5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2" office:value-type="string" calcext:value-type="string">
            <text:p>427. Vom Kalk 2020 Rohregger 0,75 lt. € 4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25. Quarz 2021 Kellerei Terlan 0,75 lt. € 8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26. Chardonnay Moraine 2021 Untermoserhof 0,75.lt. € 55,00 / 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28. Cardellino 2022 Elena Walch 0,75 lt. € 45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29.Lafoa 2021 Schreckbichl-Colterenzio0,75 lt.€55,00" calcext:value-type="string">
            <text:p>429.Lafoa 2021 Schreckbichl-Colterenzio0,75 lt.<text:span text:style-name="T1">€</text:span><text:span text:style-name="T1"/><text:span text:style-name="T1">55,00</text:span>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30. Riserva Baron Salvadori 2019 KG.Nals 0,75 lt. € 5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59. Riserva Vigna Crivelli 2021 Peter Zemmer 0,75 lt. € 67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31. Löwengang 2020 Alois Lageder Bio 0,75 lt. € 10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61. Somereto 2022 Kellerei Andrian 0,75 lt. € 30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47.Troy 2019 Kellerei Tramin0,75 lt.€125,00" calcext:value-type="string">
            <text:p><text:span text:style-name="T1">447.</text:span><text:span text:style-name="T1"/><text:span text:style-name="T1">Troy 2019 Kellerei Tramin</text:span><text:span text:style-name="T1"/><text:span text:style-name="T1">0,75 lt.</text:span><text:span text:style-name="T1"/>€12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00. <text:s/>Riserva Kreuzweg 2019 Castelfeder 0,75 lt. € 14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<text:s text:c="2"/>Löwengang INEDITO II (2013-2021) Alois Lageder 0,75 lt. € 33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32. Moscato Giallo 2023 Manincor Bio 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36. Pinot Grigio 2022 Schreckbichl-Colterenzio <text:s text:c="43"/>0,75 lt. <text:s text:c="13"/>€35,00/6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4" office:value-type="string" office:string-value="433.St. Valentin 2020 KG.St. Michael0,75 lt.€52,00" calcext:value-type="string">
            <text:p><text:span text:style-name="T2">433.</text:span><text:span text:style-name="T2"/><text:span text:style-name="T2">St. Valentin 2020 KG.St. Michael</text:span><text:span text:style-name="T2"/><text:span text:style-name="T2">0,75 lt.</text:span><text:span text:style-name="T2"/><text:span text:style-name="T7">€</text:span><text:span text:style-name="T7"/><text:span text:style-name="T7">52,00</text:span>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57.Riserva Vigna Giatl 2020 Peter Zemmer0,75 lt.€50,00" calcext:value-type="string">
            <text:p><text:span text:style-name="T1">457.</text:span><text:span text:style-name="T1"/><text:span text:style-name="T1">Riserva Vigna Giatl 2020 Peter Zemmer</text:span><text:span text:style-name="T1"/><text:span text:style-name="T1">0,75 lt.</text:span><text:span text:style-name="T1"/>€5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58. Porer 2022 Alois Lageder Bio 0,75 lt. € 4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34. Puiten 2022 Schreckbichl-Colterenzio 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35. Feldmarschall von Fenner 2019 Tiefenbrunner 0,75 lt. € 95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37.De Vite Bianco 2023 Hofstätter (PB, MT, SB, R)0,75 lt.€ 35,00 / 6,00" calcext:value-type="string">
            <text:p><text:span text:style-name="T5">437.</text:span><text:span text:style-name="T5"/><text:span text:style-name="T5">De Vite Bianco 2023 Hofstätter (PB, MT, SB, R)</text:span><text:span text:style-name="T5"/><text:span text:style-name="T5">0,75 lt.</text:span><text:span text:style-name="T5"/>€ 35,00 / 6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38. Terlaner Klassisch 2023 Kellerei Terlan (PB,CH,SB) 0,75 lt. € 39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39. Manna 2022 Franz Haas (R, K, SB, CH, GEW) 0,75 lt. € 5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40. Sophie 2022 Manincor Bio (CH, SB) 0,75 lt. € 66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3" office:value-type="string" office:string-value="441.Stoan 2022 KG. Tramin (CH, SB, PB, GEW)0,75 lt.€55,00" calcext:value-type="string">
            <text:p>441.Stoan 2022 KG. Tramin (CH, SB, PB, GEW)0,75 lt.<text:span text:style-name="T2">€</text:span><text:span text:style-name="T2"/><text:span text:style-name="T2">55,00</text:span>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2" office:value-type="string" calcext:value-type="string">
            <text:p>442. Grande Cuvee Beyound the Clouds 2021 <text:s/>E. Walch (CH, PB, SB, GEW)0,75 lt.€99,00 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23. Nova Domus 2021 Kellerei Terlan (CH, SB, PB) 0,75 lt. € 7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443. Cason Weiss-Bianco 2020 <text:s/>Alois Lageder Bio (VIO, PG, CH) 0,75 lt. € 75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4"/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44. LR 2018 Schreckbichl-Colterenzio (CH, PB, SB,) 0,75 lt. € 15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5" office:value-type="string" calcext:value-type="string">
            <text:p>445. Terlaner I. Grande Cuvee 2017/19 Kellerei Terlan (PB, CH, SB)0,75 lt.€350,00 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table:style-name="Default"/>
        </table:table-row>
        <table:table-row table:style-name="ro3">
          <table:table-cell office:value-type="string" calcext:value-type="string">
            <text:p>WHITE</text:p>
          </table:table-cell>
          <table:table-cell table:style-name="ce4" office:value-type="string" office:string-value="446.Appius 2016 KG. St. Michael (PB, CH, PG, SB)0,75 lt.€350,00" calcext:value-type="string">
            <text:p><text:span text:style-name="T2">446.</text:span><text:span text:style-name="T2"/><text:span text:style-name="T2">Appius 2016 KG. </text:span><text:span text:style-name="T7">St. Michael (PB, CH, PG, SB)</text:span><text:span text:style-name="T7"/><text:span text:style-name="T7">0,75 lt.</text:span><text:span text:style-name="T7"/><text:span text:style-name="T7">€</text:span><text:span text:style-name="T7"/><text:span text:style-name="T7">350,00</text:span>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table:style-name="ce8" office:value-type="string" calcext:value-type="string">
            <text:p>448. Amos 2019 Kellerei Kurtatsch (PB, CH, PG, SB) 0,75 lt. € 50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4" office:value-type="string" office:string-value="456.NAMA 2020 KG. Nals Margreid (CH, PB, SB)0,75 lt.€180,00" calcext:value-type="string">
            <text:p><text:span text:style-name="T2">456.</text:span><text:span text:style-name="T2"/><text:span text:style-name="T2">NAMA 2020 KG. </text:span><text:span text:style-name="T7">Nals Margreid (CH, PB, SB)</text:span><text:span text:style-name="T7"/><text:span text:style-name="T7">0,75 lt.</text:span><text:span text:style-name="T7"/><text:span text:style-name="T7">€</text:span><text:span text:style-name="T7"/><text:span text:style-name="T7">180,00</text:span></text:p>
          </table:table-cell>
        </table:table-row>
        <table:table-row table:style-name="ro2">
          <table:table-cell/>
          <table:table-cell table:style-name="ce5" office:value-type="string" calcext:value-type="string">
            <text:p>450. Luis Rosé 2022 Oberrauch 0,75 lt. € 45,00</text:p>
          </table:table-cell>
        </table:table-row>
        <table:table-row table:style-name="ro3">
          <table:table-cell/>
          <table:table-cell table:style-name="ce3" office:value-type="string" office:string-value="453.La Rose 2023 Manincor Bio0,75 lt.€45,00" calcext:value-type="string">
            <text:p><text:span text:style-name="T1">453.</text:span><text:span text:style-name="T1"/><text:span text:style-name="T1">La Rose 2023 Manincor Bio</text:span><text:span text:style-name="T1"/><text:span text:style-name="T1">0,75 lt.</text:span><text:span text:style-name="T1"/>€45,00</text:p>
          </table:table-cell>
        </table:table-row>
        <table:table-row table:style-name="ro2">
          <table:table-cell/>
          <table:table-cell table:style-name="ce5" office:value-type="string" calcext:value-type="string">
            <text:p>454. Lagrein Krätzer Spätgelesen 2023 Unterganzner 0,75 lt. € 45,00</text:p>
          </table:table-cell>
        </table:table-row>
        <table:table-row table:style-name="ro3">
          <table:table-cell/>
          <table:table-cell table:style-name="ce3" office:value-type="string" office:string-value="451.Cuvee Rosé 448 2023 KG. Girlan0,75 lt.€ 29,00 / 5,00" calcext:value-type="string">
            <text:p>451.Cuvee Rosé 448 2023 KG. <text:span text:style-name="T2">Girlan</text:span><text:span text:style-name="T2"/><text:span text:style-name="T2">0,75 lt.</text:span><text:span text:style-name="T2"/><text:span text:style-name="T2">€ 29,00 / 5,00</text:span></text:p>
          </table:table-cell>
        </table:table-row>
        <table:table-row table:style-name="ro2">
          <table:table-cell/>
          <table:table-cell office:value-type="string" calcext:value-type="string">
            <text:p>455. Rosé 20/26 2023 Elena Walch 0,75 lt. € 39,00</text:p>
          </table:table-cell>
        </table:table-row>
        <table:table-row table:style-name="ro2">
          <table:table-cell/>
          <table:table-cell office:value-type="string" calcext:value-type="string">
            <text:p>460. Bardolino Chiaretto Nichesole 2023 Corte Gardoni 0,75 lt. € 29,00</text:p>
          </table:table-cell>
        </table:table-row>
        <table:table-row table:style-name="ro2">
          <table:table-cell/>
          <table:table-cell office:value-type="string" calcext:value-type="string">
            <text:p>461. Ramato 2023 Attems 0,75 lt. € 2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1. St. Magdalener Klassisch Hub 2022 <text:s/>Untermoserhof, Ramoser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498. St. Magdalener Klassisch Moar 2022 Bozen 0,75 lt. € 4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2. St. Magdalener Klassisch ANTHEOS 2022 Waldgries 0,75 lt. € 46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3. Kalterersee Per Se 2022 E. Walch 0,75 lt. € 3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497. Kalterersee Vigna Der Keil 2023 Manincor Bio 0,75 lt. € 4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0. Kalterersee Alte Reben 2019 Rohregger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4. Vernatsch Schickenburg 2022 Meran 0,75 lt. € 3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05. Riserva Patricia 2022 KG. Girlan 0,75 lt. € 39,00 / 6,5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07. Mazzon 2019 Gottardi 0,75 lt. € 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06. Riserva Lafoa 2020 Schreckbichl Colterenzio 0,75 lt € 67,00/12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8. Riserva Mazon 2019 Hofstätter 0,75 lt. € 6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9. Blauburgunder 2021 Franz Haas <text:s/>0,75 lt. € 51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11. Pigeno 2019 Stroblhof 0,75 lt. € 48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12. Ludwig 2019 E. Walch 0,75 lt. € 69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13.Riserva Trattman 2020 KG. Girlan0,75 lt.€69,00" calcext:value-type="string">
            <text:p>513.Riserva Trattman 2020 KG. <text:span text:style-name="T1">Girlan</text:span><text:span text:style-name="T1"/><text:span text:style-name="T1">0,75 lt.</text:span><text:span text:style-name="T1"/><text:span text:style-name="T1">€</text:span><text:span text:style-name="T1"/><text:span text:style-name="T1">69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499. Riserva Burgum Novum 2019 Castelfeder 0,75 lt. € 6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4. Riserva Maglen 2021 KG. Tramin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5. Riserva Hausmannhof 2018 Haderburg 0,75 lt. € 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6. Riserva Vigna Kofl 2021 Zemmer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7. Blauburgunder Riserva 2019 Stroblhof 0,75 lt. € 68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8. Mazzon Riserva 2015 Gottardi 0,75 lt. € 1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19. Mason di Mason 2020 Manincor Bio 0,75 lt. € 12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0. Riserva Villa Barthenau Vigna S. Urbano 2017 J. Hofstätter 0,75 lt. € 1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1. Riserva Selection Bruno Gottardi 2010 Gottardi 0,75 lt. € 19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2. Riserva Vigna Ganger 2012/16 KG. Girlan 0,75 lt. € 1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3. Riserva Vigna Roccolo 2012/15/16 Hofstätter 0,75 lt. € 29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5. Ponkler 2016 Franz Haas 0,75 lt. € 1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71. Riserva Wildmonn 2020 Wildmonn <text:s/>0,75 lt. € 1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80. Riserva 680 2015 Maso Thaler <text:s/>0,75 lt. € 65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24.Prestige Riserva 2020 KG. Bozen0,75 lt.€49,00" calcext:value-type="string">
            <text:p>524.Prestige Riserva 2020 KG. Bozen0,75 lt.<text:span text:style-name="T1">€</text:span><text:span text:style-name="T1"/><text:span text:style-name="T1">49,00</text:span>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25.Riserva Taber 2020 KG. Bozen0,75 lt.€79,00" calcext:value-type="string">
            <text:p>525.Riserva Taber 2020 KG. Bozen0,75 lt.<text:span text:style-name="T1">€</text:span><text:span text:style-name="T1"/><text:span text:style-name="T1">79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6. Riserva Urban 2020 KG. Tramin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7. Riserva 2021 Untermoserhof, Ramoser 0,75 lt. € 5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28. Riserva 2021 Abtei Muri <text:s/>0,75 lt. € 65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30.Riserva Berger Gei 2020 Niedriest 0,75 lt.€60,00" calcext:value-type="string">
            <text:p>530.Riserva Berger Gei 2020 Niedriest 0,75 lt.<text:span text:style-name="T1">€</text:span><text:span text:style-name="T1"/><text:span text:style-name="T1">60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31. Riserva Porphyr 2021 KG. Terlan <text:s/>0,75 lt. € 8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6. Riserva Furggl 2020 Peter Zemmer <text:s/>0,75 lt. € 4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7. Riserva Mirell 2019 Waldgries <text:s/>0,75 lt. € 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8. Riserva 2020 Glögglhof <text:s/>0,75 lt. € 6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9. Riserva Klosteranger 2016 Abtei Muri <text:s/>0,75 lt. € 13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73. Riserva Roblinus 2017/18 Waldgries <text:s/>0,75 lt. € 14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74. Riserva Tor di Lupo 2021 Kellerei Andrian <text:s/>0,75 lt. € 7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32. Riserva Campaner 2021 KG. Kaltern 0,75 lt. € 39,00 / 6,5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33. Riserva Mumelter 2018 KG. Bozen 0,75 lt. € 5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34. Istrice 2021 E. Walch 0,75 lt. € 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35. Löwengang Vigneto Storico 2018 Alois Lageder Bio 0,75 lt. € 12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36. Riserva Vigna Castel Ringberg 2018 Elena Walch 0,75 lt. € 70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37.Riserva Lafoa 2020 Schreckbichl-Colterenzio0,75 lt.€117,00" calcext:value-type="string">
            <text:p><text:span text:style-name="T1">537.</text:span><text:span text:style-name="T1"/><text:span text:style-name="T1">Riserva Lafoa 2020 Schreckbichl-Colterenzio</text:span><text:span text:style-name="T1"/><text:span text:style-name="T1">0,75 lt.</text:span><text:span text:style-name="T1"/>€117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38. Riserva Freienfeld 2020 Kellerei Kurtatsch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00. Riserva Quintessenz 2020 KG. Kaltern 0,75 lt. € 67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40. Fihl 2020 Dipoli 0,75 lt. € 42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41. Riserva Vigna Kastelaz 2019 E. Walch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43. MM 2015 Alois Lageder, Bio 0,75 lt. € 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44. Riserva Praun 2020 KG. Bozen 0,75 lt. € 5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45. Riserva Siebeneich 2021 Schreckbichl-Colterenzio 0,75 lt. € 49,00 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46.Riserva Lona 2019 KG. St. Pauls0,75 lt.€99,00" calcext:value-type="string">
            <text:p><text:span text:style-name="T1">546.</text:span><text:span text:style-name="T1"/><text:span text:style-name="T1">Riserva Lona 2019 KG. </text:span>St. Pauls0,75 lt.€9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39. Riserva Gant 2021 KG. Andrian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31. Merlot 2022 Schreckbichl-Colterenzio 0,75 lt. € 35,00 / 6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47. Il Conte 2022 Manincor Bio (L, M, CS) 0,75 lt. € 45,00/ 7,5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42.Lehm&amp; Kies 2020 Untermoserhof, Ramoser (M,CF)0,75 lt.€55,00" calcext:value-type="string">
            <text:p>542.Lehm&amp; Kies 2020 Untermoserhof, Ramoser (M,CF)0,75 lt.<text:span text:style-name="T1">€</text:span><text:span text:style-name="T1"/><text:span text:style-name="T1">55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8" office:value-type="string" calcext:value-type="string">
            <text:p>548. Lacus 2020 W. Schullian (CF,M)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49. Cor Römigberg 2015 Alois Lageder Bio (CS, PV) 0,75 lt. € 89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50.Iugum 2018 Dipoli (M, CS)0,75 lt.€75,00" calcext:value-type="string">
            <text:p><text:span text:style-name="T1">550.</text:span><text:span text:style-name="T1"/><text:span text:style-name="T1">Iugum 2018 Dipoli (M, CS)</text:span><text:span text:style-name="T1"/><text:span text:style-name="T1">0,75 lt.</text:span><text:span text:style-name="T1"/>€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51. Grande Cuvee Kermesse 2020/21 E. Walch (CS, M, L, PV, SY) 0,75 lt. € 85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3" office:value-type="string" office:string-value="552.Loam 2019 KG. Tramin (CS, M)0,75 lt.€75,00" calcext:value-type="string">
            <text:p>552.Loam 2019 KG. <text:span text:style-name="T1">Tramin (CS, M)</text:span><text:span text:style-name="T1"/><text:span text:style-name="T1">0,75 lt.</text:span><text:span text:style-name="T1"/>€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53. Frauenriegel 2019 Dipoli (M, CF)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54. Arzio 2020 Baron di Pauli (M, CS, CF) 0,75 lt. € 7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55. Brenntal 2018 Dipoli (CF,M) 0,75 lt. € 1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56. Cornelius Rosso 2020 Schreckbichl-Colterenzio (M, CS)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table:style-name="ce5" office:value-type="string" calcext:value-type="string">
            <text:p>557. Anticus Riserva Baron Salvadori 2019 KG. Nals (M, CS)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58. Marzemino 2022 Simoncelli 0,75 lt. € 3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59. Navesel 2020 Simoncelli (M, CF, CS) 0,75 lt. € 3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0. Teroldego 2022 Foradori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1. Rosso Faye Vigneto Paradisot 2017 Pojer &amp; Sandri (CS, CF, M, L)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2. San Leonardo 2015 San Leonardo (M, CS) 0,75 lt. € 1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563. Granato 2019 Foradori (Teroldego) 0,75 lt. € 85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564. Soave Classico Superiore Calvarino 2021 Pieropan Bio 0,75 lt. € 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1. Valpolicella Ca Fiui 2021 Corte Sant Alda Bio 0,75 lt. € 3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2. Valpolicella Classico Ripasso 2020 Le Ragose 0,75 lt. € 41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4. Amarone della Valpolicella 2012 Bertani 0,75 lt. € 139,00 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5. Amarone della Valpolicella Valmezzane 2013 <text:s text:c="2"/>Corte Sant Alda Bio 0,75 lt. € 95,00 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Default"/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6. Amarone della Valpolicella Ravazzol 2018 Ca la Bionda 0,75 lt. € 105,00/17,5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1. Mithas Valpolicella Superiore 2015 Corte Sant Alda Bio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7. Valpolicella Superiore 2016 Romano Dal Forno 0,75 lt. € 1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08. Amarone della Valpolicella 2012/13 Romano Dal Forno 0,75 lt. € 4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12. Amarone della Valpolicella 2012 Quintarelli 0,75 lt. € 4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13. Rosso del Pepi 2010 Quintarelli (Co,Ro,CS,N) 0,75 lt. € 180,00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609. Vintage Tunina 2018/21 Jermann (SB, CH, RG, MI, PIC) 0,75 lt. € 90,00</text:p>
          </table:table-cell>
        </table:table-row>
        <table:table-row table:style-name="ro3">
          <table:table-cell office:value-type="string" calcext:value-type="string">
            <text:p>WHITE</text:p>
          </table:table-cell>
          <table:table-cell table:style-name="ce4" office:value-type="string" office:string-value="610.Chardonnay Gaia &amp; Rey 2018 Gaja0,75 lt.€330,00" calcext:value-type="string">
            <text:p><text:span text:style-name="T2">610.</text:span><text:span text:style-name="T2"/><text:span text:style-name="T2">Chardonnay Gaia &amp; Rey 2018 Gaja</text:span><text:span text:style-name="T2"/><text:span text:style-name="T2">0,75 lt.</text:span><text:span text:style-name="T2"/><text:span text:style-name="T3">€</text:span><text:span text:style-name="T3"/><text:span text:style-name="T3">330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0. Barbera d’Alba Bricco del Pilone 2021 Benevelli 0,75 lt. € 3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1. Barbera d’Alba 2021 Burlotto 0,75 lt. € 3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3. Langhe Nebbiolo 2018 G.D. Vajra <text:s/>0,75 lt. € 3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5. Barbaresco 2015 Pio Cesare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6. Barbaresco Rabaja 2018 Bruno Rocca 0,75 lt. € 13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7. Barbaresco Rabaja 2015 Giuseppe Cortese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8. Barbaresco Gaiun Martinenga 2010 Marchesi di Gresy 0,75 lt. € 12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09. Barbaresco Riserva Camp Gros Martinenga 2014 <text:s/>Marchesi di Gresy 0,75 lt. € 1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/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3. Barbaresco Martinenga 2015 Marchesi di Gresy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0. Barbaresco 2017/20 Gaja 0,75 lt. € 33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97. Barbaresco Asili 2019 Ca del Bajo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1. Barolo 2019 Briccolina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2. Barolo 2018 Burlotto 0,75 lt. € 10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5. Barolo Sori Ginestra 2010 Conterno Fantino 0,75 lt. € 1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6. Barolo Ciabot Mentin Ginestra 2008 Domenico Clerico 0,75 lt. € 1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7. Barolo Ornato 2015 Pio Cesare 0,75 lt. € 1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8. Barolo 2016 Pio Cesare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99. Barolo Brunate 2016 Ceretto Bio 0,75 lt. € 2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698. Barolo Castiglione 2019 Vietti Bio 0,75 lt. € 95,00 /17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19. Barolo Cerequio 1998 Roberto Voerzio 0,75 lt. € 30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20. Barolo Cannubi Boschis 1997 Sandrone 0,75 lt. € 3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21. Barolo Ris. Monfortino 1993 Giacomo Conterno 0,75 lt. € 180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22. Monprá 2015 Conterno Fantino (NE, BA, CS) 0,75 lt. € 5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724. Darmagi 1995 Gaja (CS) 0,75 lt. € 3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1. Rosso di Montalcino 2019 Lisini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2. Brunello di Montalcino Riserva 2012 Capanna 0,75 lt. € 16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3. Brunello di Montalcino 2018 Lisini <text:s/>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4. Brunello di Montalcino Riserva 2010 Costanti 0,75 lt. € 2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5. Brunello di Montalcino Ugolaia 2013 Lisini 0,75 lt. € 12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6. Brunello di Montalcino Il Greppo 2010 Biondi Santi 0,75 lt. € 3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7. Brunello di Montalcino Riserva Il Greppo 2004 Biondi-Santi 0,75 lt. € 7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8. Brunello di Montalcino 2018 Collosorbo 0,75 lt. € 70,00 / 12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2. Brunello di Montalcino Riserva 2013 Piancornello 0,75 lt. € 1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9. Montevertine 2019 Montevertine 0,75 lt. € 1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0. Chianti Classico Riserva Berardenga 2018/19 Felsina 0,75 lt. € 5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1. Chianti Rufina Riserva Vecchie Viti 2018 Frescobaldi 0,75 lt. € 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00. Chianti Classico Gran Selezione Rialzi 2019 Perano 0,75 lt. <text:s/>€ 6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3. Morellino di Scansano Riserva 2019 Moris Farms <text:s/>0,75 lt. € 5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4. Vino Nobile di Montepulciano 2019 Poliziano 0,75 lt. € 4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6. Syrah Collezione Privata 2015/18 Isole &amp; Olena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7. Vigna L’Apparita 2004 Castello di Ama (M) X0,75 lt. € 250,00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818.Lamaione 2016 Frescobaldi (M)0,75 lt.€92,00" calcext:value-type="string">
            <text:p><text:span text:style-name="T1">818.</text:span><text:span text:style-name="T1"/><text:span text:style-name="T1">Lamaione 2016 Frescobaldi (M)</text:span><text:span text:style-name="T1"/><text:span text:style-name="T1">0,75 lt.</text:span><text:span text:style-name="T1"/><text:span text:style-name="T6">€</text:span><text:span text:style-name="T6"/><text:span text:style-name="T6">92,00</text:span>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840.Avvoltore 2018  Moris Farms (SG, CS, M, SY)0,75 lt.€89,00" calcext:value-type="string">
            <text:p><text:span text:style-name="T2">840.</text:span><text:span text:style-name="T2"/><text:span text:style-name="T2">Avvoltore 2018  Moris Farms (SG, CS, M, SY)</text:span><text:span text:style-name="T2"/><text:span text:style-name="T2">0,75 lt.</text:span><text:span text:style-name="T2"/><text:span text:style-name="T7">€</text:span><text:span text:style-name="T7"/><text:span text:style-name="T7">89,00</text:span></text:p>
          </table:table-cell>
        </table:table-row>
        <table:table-row table:style-name="ro3">
          <table:table-cell office:value-type="string" calcext:value-type="string">
            <text:p>RED</text:p>
          </table:table-cell>
          <table:table-cell table:style-name="ce4" office:value-type="string" office:string-value="845.Lucente 2020 Frescobaldi (SG,M)0,75 lt.€49,00" calcext:value-type="string">
            <text:p><text:span text:style-name="T1">845.</text:span><text:span text:style-name="T1"/><text:span text:style-name="T1">Lucente 2020 Frescobaldi (SG,M)</text:span><text:span text:style-name="T1"/><text:span text:style-name="T1">0,75 lt.</text:span><text:span text:style-name="T1"/><text:span text:style-name="T7">€</text:span><text:span text:style-name="T7"/><text:span text:style-name="T7">49,00</text:span>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42. Cabreo Il Borgo 2019 Cabreo (CS, CF, M,)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19. Le Serre Nuove 2020 Ornellaia (M, CS, PV, CF)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0. Magari 2015 Ca Marcanda, Gaja (M, CS)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1. Il Pino di Biserno 2021 Tenuta di Biserno (CF, M, CS, PV) 0,75 lt. € 8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2. Fontalloro 2009 Felsina (SG) 0,75 lt.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3. Mormoreto 2015 Frescobaldi (CS, M, CF, PV) 0,75 lt. € 92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4. Cepparello 2016 Isole &amp; Olena (SG) 0,75 lt. € 1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5. Masseto 2014 Tenuta Massetto (M) 0,75 lt. € 10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7. Le Pergole Torte 2019 Montevertine 0,75 lt. € 24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8. Luce della Vite 2014 Frescobaldi (SG, M) 0,75 lt. € 1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29. Tignanello 2021 Antinori (SG, CS, CF) 0,75 lt. € 2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0. Vigna d’Alceo 2000 Castello dei Rampolla (CS) 0,75 lt. € 20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1. Ornellaia 2009 Tenuta dell’Ornellaia (CS, M, CF, PV) 0,75 lt. € 38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2. Sassicaia 2000 Tenuta San Guido (CS, CF) 0,75 lt. € 4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8. Lodovico 2013 Tenuta di Biserno (CF, M, CS) 0,75 lt. € 70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9. Biserno di Biserno 2021 Tenuta di Biserno (CF, M, CS, PV) 0,75 lt. € 2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41. Lux Vitis 2018/19 Frescobaldi (CS, SG) 0,75 lt € 2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43. Cabernet Sauvignon Collezione Privata 2015 Isole &amp; Olena 0,75 lt. € 150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44. Opera Omnia 2015 La Madonnina (CS, CF) 0,75 lt. € 11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3. Turriga 2017 Argiolas <text:s/>(Cannonau, Carignano, Bobal, Malvasia Nera) 0,75 lt. € 120,00 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style-name="Default"/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900. Ghirada Cara Gonare Barbagia Rosso 2019 Teularju <text:s/>(Cannonau, Carignano) 0,75 lt. € 9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/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834. Chardonnay Contea di Sclafani Tenuta Regeleali 2021 <text:s/>Tasca d’Almerita 0,75 lt € 7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5. Tascante 2014 Tasca d’Almerita (Nerello M.) 0,75 lt. € <text:s/>49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6. Rosso del Conte 2016 Tasca d’Almerita 0,75 lt. € 65,00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837. Cabernet Sauvignon Vigna S. Francesco <text:s/>Tenuta Regeleali 2019 Tasca d’Almerita 0,75 lt. € 67,00 </text:p>
          </table:table-cell>
        </table:table-row>
        <table:table-row table:style-name="ro2">
          <table:table-cell/>
          <table:table-cell table:style-name="ce5" office:value-type="string" calcext:value-type="string">
            <text:p>901. Riesling Trocken GG Hermannshöhle 2019 Dönnhof, Nahe 0,75 lt. € 130,00</text:p>
          </table:table-cell>
        </table:table-row>
        <table:table-row table:style-name="ro2">
          <table:table-cell/>
          <table:table-cell table:style-name="ce5" office:value-type="string" calcext:value-type="string">
            <text:p>905. Riesling Graacher Domprobst Auslese 2006 <text:s/>Willy Schäfer, Mosel (lieblich, dolce, sweet) 0,75 lt. € 170,00</text:p>
          </table:table-cell>
        </table:table-row>
        <table:table-row table:style-name="ro2">
          <table:table-cell/>
          <table:table-cell table:style-name="ce5"/>
        </table:table-row>
        <table:table-row table:style-name="ro2">
          <table:table-cell/>
          <table:table-cell table:style-name="ce5" office:value-type="string" calcext:value-type="string">
            <text:p>906. Riesling Limestone 2020/21 Keller, Rheinhessen 0,75 lt. € 45,00</text:p>
          </table:table-cell>
        </table:table-row>
        <table:table-row table:style-name="ro2">
          <table:table-cell/>
          <table:table-cell table:style-name="ce5" office:value-type="string" calcext:value-type="string">
            <text:p>907. Grüner Veltliner Smaragd Achleiten 2022 Jäger, <text:s/>Wachau 0,75 lt. € 69,00</text:p>
          </table:table-cell>
        </table:table-row>
        <table:table-row table:style-name="ro2">
          <table:table-cell/>
          <table:table-cell table:style-name="ce5" office:value-type="string" calcext:value-type="string">
            <text:p>908. Sauvignon Blanc Grassnitzberg 2018 Tement STMK Bio 0,75 lt. € 55,00</text:p>
          </table:table-cell>
        </table:table-row>
        <table:table-row table:style-name="ro2">
          <table:table-cell/>
          <table:table-cell table:style-name="ce5" office:value-type="string" calcext:value-type="string">
            <text:p>911. Sauvignon Blanc Kapellenweingarten 2020 Sattlerhof STMK 0,75 lt. € 70,00</text:p>
          </table:table-cell>
        </table:table-row>
        <table:table-row table:style-name="ro2">
          <table:table-cell/>
          <table:table-cell table:style-name="ce5" office:value-type="string" calcext:value-type="string">
            <text:p>909. Riesling Smaragd Achleiten 2016 Domaine Wachau 0,75 lt. € 65,00</text:p>
          </table:table-cell>
        </table:table-row>
        <table:table-row table:style-name="ro2">
          <table:table-cell/>
          <table:table-cell table:style-name="ce5" office:value-type="string" calcext:value-type="string">
            <text:p>910. Riesling Smaragd Ried Loibenberg 2020 E. Knoll,Wachau 0,75 lt. € 95,00</text:p>
          </table:table-cell>
        </table:table-row>
        <table:table-row table:style-name="ro2">
          <table:table-cell/>
          <table:table-cell table:style-name="ce5" office:value-type="string" calcext:value-type="string">
            <text:p>912. Riesling Smaragd Dürnsteiner Kellerberg 2021 <text:s text:c="2"/>F.X. Pichler Wachau 0,75 lt. € 150,00 </text:p>
          </table:table-cell>
        </table:table-row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5" office:value-type="string" calcext:value-type="string">
            <text:p>913. Blaufränkisch Leithaberg 2018 Heinrich, Gols Bio 0,75 lt. € 59,00</text:p>
          </table:table-cell>
        </table:table-row>
        <table:table-row table:style-name="ro2">
          <table:table-cell/>
          <table:table-cell table:style-name="ce5" office:value-type="string" calcext:value-type="string">
            <text:p>914. St. Laurent Grande Reserve 2000 <text:s/>Johanneshof, Reinisch, Tattendorf 0,75 lt. € 49,00</text:p>
          </table:table-cell>
        </table:table-row>
        <table:table-row table:style-name="ro2">
          <table:table-cell/>
          <table:table-cell table:style-name="ce5"/>
        </table:table-row>
        <table:table-row table:style-name="ro3">
          <table:table-cell/>
          <table:table-cell table:style-name="ce4" office:value-type="string" office:string-value="915.Marques de Caceres Reserva 2017 Marques de Caceres, Rioja0,75 lt.€55,00" calcext:value-type="string">
            <text:p><text:span text:style-name="T5">915.</text:span><text:span text:style-name="T5"/><text:span text:style-name="T5">Marques de Caceres Reserva 2017 Marques de Caceres, Rioja</text:span><text:span text:style-name="T5"/><text:span text:style-name="T5">0,75 lt.</text:span><text:span text:style-name="T5"/><text:span text:style-name="T3">€</text:span><text:span text:style-name="T3"/><text:span text:style-name="T3">55,00</text:span></text:p>
          </table:table-cell>
        </table:table-row>
        <table:table-row table:style-name="ro2">
          <table:table-cell/>
          <table:table-cell office:value-type="string" calcext:value-type="string">
            <text:p>920. Tinto Pesquera Reserva 2016/19 A. Fernandez, Ribera del Duero 0,75 lt. € 80,00</text:p>
          </table:table-cell>
        </table:table-row>
        <table:table-row table:style-name="ro2">
          <table:table-cell/>
          <table:table-cell office:value-type="string" calcext:value-type="string">
            <text:p>916. Manoella Tinto 2021 Wine &amp; Soul, Douro Cima Corgo (TN,TF,TR) 0,75 lt. € 45,00</text:p>
          </table:table-cell>
        </table:table-row>
        <table:table-row table:style-name="ro2">
          <table:table-cell/>
          <table:table-cell table:style-name="ce5" office:value-type="string" calcext:value-type="string">
            <text:p>941. Chardonnay 2015 Gantenbein <text:s/>0,75 lt. € 400,00</text:p>
          </table:table-cell>
        </table:table-row>
        <table:table-row table:style-name="ro2">
          <table:table-cell/>
          <table:table-cell table:style-name="ce5" office:value-type="string" calcext:value-type="string">
            <text:p>942. Pinot Noir 2015 Gantenbein 0,75 lt. € 400,00</text:p>
          </table:table-cell>
        </table:table-row>
        <table:table-row table:style-name="ro3">
          <table:table-cell/>
          <table:table-cell table:style-name="ce3" office:value-type="string" office:string-value="917.Kopàr 1999 Gere, Villàny (CF, M CS)0,75 lt.€120,00" calcext:value-type="string">
            <text:p>917.Kopàr 1999 Gere, Villàny (CF, M CS)0,75 lt.<text:span text:style-name="T1">€</text:span><text:span text:style-name="T1"/><text:span text:style-name="T1">120,00</text:span></text:p>
          </table:table-cell>
        </table:table-row>
        <table:table-row table:style-name="ro2">
          <table:table-cell/>
          <table:table-cell office:value-type="string" calcext:value-type="string">
            <text:p>918. Solus 2002 Gere, Villàny (M) 0,75 lt. € 120,00</text:p>
          </table:table-cell>
        </table:table-row>
        <table:table-row table:style-name="ro2">
          <table:table-cell/>
          <table:table-cell office:value-type="string" calcext:value-type="string">
            <text:p>919. Merlot 2017 Casa Lapostolle 0,75 lt. € 39,00</text:p>
          </table:table-cell>
        </table:table-row>
        <table:table-row table:style-name="ro2">
          <table:table-cell/>
          <table:table-cell office:value-type="string" calcext:value-type="string">
            <text:p>921. Malbec Riserva 2019 Altos Las Hormigas 0,75 lt. € 55,00</text:p>
          </table:table-cell>
        </table:table-row>
        <table:table-row table:style-name="ro2">
          <table:table-cell/>
          <table:table-cell office:value-type="string" calcext:value-type="string">
            <text:p>922. Pinotage 2020 Aaldering 0,75 lt € 75,00</text:p>
          </table:table-cell>
        </table:table-row>
        <table:table-row table:style-name="ro2">
          <table:table-cell/>
          <table:table-cell office:value-type="string" calcext:value-type="string">
            <text:p>923. Shiraz Kalimna Bin 28 2020 Penfolds 0,75 lt. € 75,00</text:p>
          </table:table-cell>
        </table:table-row>
        <table:table-row table:style-name="ro3">
          <table:table-cell/>
          <table:table-cell table:style-name="ce3" office:value-type="string" office:string-value="924.Sauvignon Blanc 2019 Palliser Estate0,75lt.€49,00" calcext:value-type="string">
            <text:p><text:span text:style-name="T5">924.</text:span><text:span text:style-name="T5"/><text:span text:style-name="T5">Sauvignon Blanc 2019 Palliser Estate</text:span><text:span text:style-name="T5"/><text:span text:style-name="T5">0,75lt.</text:span><text:span text:style-name="T5"/>€49,00</text:p>
          </table:table-cell>
        </table:table-row>
        <table:table-row table:style-name="ro2">
          <table:table-cell/>
          <table:table-cell table:style-name="ce6" office:value-type="string" calcext:value-type="string">
            <text:p>996. Te Koko (SB) 2019/21 Cloudy Bay 0,75lt. € 95,00</text:p>
          </table:table-cell>
        </table:table-row>
        <table:table-row table:style-name="ro2">
          <table:table-cell/>
          <table:table-cell table:style-name="ce6" office:value-type="string" calcext:value-type="string">
            <text:p>997. Te Wahi (PN) 2016/19 Cloudy Bay 0,75lt. € 125,00</text:p>
          </table:table-cell>
        </table:table-row>
        <table:table-row table:style-name="ro2">
          <table:table-cell/>
          <table:table-cell table:style-name="ce5" office:value-type="string" calcext:value-type="string">
            <text:p>925. Viognier Yarden 2017 Golan Heights Winery 0,75 lt. € 39,00</text:p>
          </table:table-cell>
        </table:table-row>
        <table:table-row table:style-name="ro2">
          <table:table-cell/>
          <table:table-cell table:style-name="ce2" office:value-type="string" calcext:value-type="string">
            <text:p>920. Pinot Noir Gamla 2019 Golan Heights Winery 0,75 lt. € 39,00</text:p>
          </table:table-cell>
        </table:table-row>
        <table:table-row table:style-name="ro3">
          <table:table-cell/>
          <table:table-cell table:style-name="ce3" office:value-type="string" office:string-value="928.Cabernet S. Res. Knights Valley 2018 Beringer0,75 lt.€90,00" calcext:value-type="string">
            <text:p>928.Cabernet S. Res. <text:span text:style-name="T2">Knights Valley 2018 Beringer</text:span><text:span text:style-name="T2"/><text:span text:style-name="T2">0,75 lt.</text:span><text:span text:style-name="T2"/><text:span text:style-name="T3">€</text:span><text:span text:style-name="T3"/><text:span text:style-name="T3">90,00</text:span></text:p>
          </table:table-cell>
        </table:table-row>
        <table:table-row table:style-name="ro2">
          <table:table-cell/>
          <table:table-cell office:value-type="string" calcext:value-type="string">
            <text:p>998. Ramnista (Xinomavro) 2015/19 Kir Yianni Naoussa <text:s/>0,75 lt. € 55,00</text:p>
          </table:table-cell>
        </table:table-row>
        <table:table-row table:style-name="ro2">
          <table:table-cell/>
          <table:table-cell table:style-name="ce6" office:value-type="string" calcext:value-type="string">
            <text:p>930. Chateau Musar Red 2016 Chateau Musar <text:s/>(CS, Cinsault, Grenache) 0,75 lt. € 85,00</text:p>
          </table:table-cell>
        </table:table-row>
        <table:table-row table:style-name="ro2">
          <table:table-cell/>
          <table:table-cell office:value-type="string" calcext:value-type="string">
            <text:p>999. Ao Yun 2014 Adong Yunnan (CS,CF) 0,75 lt. € 350,00</text:p>
          </table:table-cell>
        </table:table-row>
        <table:table-row table:style-name="ro3">
          <table:table-cell/>
          <table:table-cell table:style-name="ce4" office:value-type="string" office:string-value="931.Riesling Grand Cru Henriette 2020 Mochel0,75 lt.€59,00" calcext:value-type="string">
            <text:p><text:span text:style-name="T4">931.</text:span><text:span text:style-name="T4"/><text:span text:style-name="T4">Riesling Grand Cru Henriette 2020 Mochel</text:span><text:span text:style-name="T4"/><text:span text:style-name="T4">0,75 lt.</text:span><text:span text:style-name="T4"/><text:span text:style-name="T6">€</text:span><text:span text:style-name="T6"/><text:span text:style-name="T6">59,00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970. Riesling Estate 2019 Hugel <text:s text:c="77"/>0,75 lt. € 59,00</text:p>
          </table:table-cell>
        </table:table-row>
        <table:table-row table:style-name="ro2">
          <table:table-cell/>
          <table:table-cell table:style-name="ce8" office:value-type="string" calcext:value-type="string">
            <text:p>932. Gewürztraminer Grand Cru 2018 <text:s/>Mochel, (lieblich, dolce, sweet) 0,75 lt. € 59,00</text:p>
          </table:table-cell>
        </table:table-row>
        <table:table-row table:style-name="ro2">
          <table:table-cell/>
          <table:table-cell table:style-name="ce6" office:value-type="string" calcext:value-type="string">
            <text:p>933. Pouilly Fume 2022 De Ladoucette <text:s/>0,75 lt. € 65,00</text:p>
          </table:table-cell>
        </table:table-row>
        <table:table-row table:style-name="ro2">
          <table:table-cell/>
          <table:table-cell table:style-name="ce6" office:value-type="string" calcext:value-type="string">
            <text:p>998. Baron de L 2019 De Ladoucette <text:s/>0,75 lt. € 140,00</text:p>
          </table:table-cell>
        </table:table-row>
        <table:table-row table:style-name="ro2">
          <table:table-cell/>
          <table:table-cell table:style-name="ce6" office:value-type="string" calcext:value-type="string">
            <text:p>934. Sancerre 1 er Cru Clos Du Roy 2022 Pascal Jolivet 0,75 lt. € 85,00</text:p>
          </table:table-cell>
        </table:table-row>
        <table:table-row table:style-name="ro2">
          <table:table-cell/>
          <table:table-cell table:style-name="ce6" office:value-type="string" calcext:value-type="string">
            <text:p>935. Savennieres La Roche Aux Moines 2010 Dom. Aux Moines 0,75 lt. € 55,00</text:p>
          </table:table-cell>
        </table:table-row>
        <table:table-row table:style-name="ro2">
          <table:table-cell/>
          <table:table-cell table:style-name="ce6" office:value-type="string" calcext:value-type="string">
            <text:p>936. Chablis Saint Pierre 2022 Dom. Albert Pic <text:s/>0,75 lt. € 59,00</text:p>
          </table:table-cell>
        </table:table-row>
        <table:table-row table:style-name="ro2">
          <table:table-cell/>
          <table:table-cell table:style-name="ce6" office:value-type="string" calcext:value-type="string">
            <text:p>993. Chablis 1er Cru Fourchaume 2022 Dom. Fevre <text:s/>0,75 lt. € 75,00</text:p>
          </table:table-cell>
        </table:table-row>
        <table:table-row table:style-name="ro2">
          <table:table-cell/>
          <table:table-cell table:style-name="ce6" office:value-type="string" calcext:value-type="string">
            <text:p>937. Macon Verze 2021 Dom. Leflaive Bio 0,75 lt. € 77,00</text:p>
          </table:table-cell>
        </table:table-row>
        <table:table-row table:style-name="ro2">
          <table:table-cell/>
          <table:table-cell table:style-name="ce6" office:value-type="string" calcext:value-type="string">
            <text:p>946. Corton Charlemagne 2017 Louis Latour 0,75 lt. € 320,00</text:p>
          </table:table-cell>
        </table:table-row>
        <table:table-row table:style-name="ro2">
          <table:table-cell/>
          <table:table-cell table:style-name="ce6" office:value-type="string" calcext:value-type="string">
            <text:p>939. Chassagne-Montrachet 1-er Cru Morgeot 2017 <text:s/>Dom. Vincent Girardin 0,75 lt. € 225,00</text:p>
          </table:table-cell>
        </table:table-row>
        <table:table-row table:style-name="ro3">
          <table:table-cell/>
          <table:table-cell table:style-name="ce3" office:value-type="string" office:string-value="940.Montrachet Grand Cru 2010/15 Dom. J. Prieur0,75 lt.€1600,00" calcext:value-type="string">
            <text:p><text:span text:style-name="T5">940.</text:span><text:span text:style-name="T5"/><text:span text:style-name="T5">Montrachet Grand Cru 2010/15 Dom. J. Prieur</text:span><text:span text:style-name="T5"/><text:span text:style-name="T5">0,75 lt.</text:span><text:span text:style-name="T5"/>€1600,00</text:p>
          </table:table-cell>
        </table:table-row>
        <table:table-row table:style-name="ro2">
          <table:table-cell/>
          <table:table-cell table:style-name="ce6" office:value-type="string" calcext:value-type="string">
            <text:p>929. Bourgogne Blanc Les Setilles 2020 O. Leflaive Bio 0,75 lt. € 85,00</text:p>
          </table:table-cell>
        </table:table-row>
        <table:table-row table:style-name="ro2">
          <table:table-cell/>
          <table:table-cell table:style-name="ce6" office:value-type="string" calcext:value-type="string">
            <text:p>959. Arbois Blanc 2016 Dom. Du Pelican (CH) 0,75 lt. € 69,00</text:p>
          </table:table-cell>
        </table:table-row>
        <table:table-row table:style-name="ro2">
          <table:table-cell/>
          <table:table-cell table:style-name="ce6" office:value-type="string" calcext:value-type="string">
            <text:p>944. Morgon 2018 Ch.des Jacques 0,75 lt. € 45,00</text:p>
          </table:table-cell>
        </table:table-row>
        <table:table-row table:style-name="ro2">
          <table:table-cell/>
          <table:table-cell table:style-name="ce8" office:value-type="string" calcext:value-type="string">
            <text:p>945. Gevrey-Chambertin Vielle Vignes 2020 Rossignol - Trapet 0,75 lt. € 115,00</text:p>
          </table:table-cell>
        </table:table-row>
        <table:table-row table:style-name="ro3">
          <table:table-cell/>
          <table:table-cell table:style-name="ce4" office:value-type="string" office:string-value="943.Gevrey-Chambertin Vielle Vignes 2018/20 Dom. Laurent0,75 lt.€150,00" calcext:value-type="string">
            <text:p><text:span text:style-name="T5">943.</text:span><text:span text:style-name="T5"/><text:span text:style-name="T5">Gevrey-Chambertin Vielle Vignes 2018/20 Dom. </text:span><text:span text:style-name="T7">Laurent</text:span><text:span text:style-name="T7"/><text:span text:style-name="T7">0,75 lt.</text:span><text:span text:style-name="T7"/><text:span text:style-name="T7">€</text:span><text:span text:style-name="T7"/><text:span text:style-name="T7">15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948. Corton Languettes 1989 Dom. Voarick 0,75 lt. € 150,00</text:p>
          </table:table-cell>
        </table:table-row>
        <table:table-row table:style-name="ro2">
          <table:table-cell/>
          <table:table-cell table:style-name="ce6" office:value-type="string" calcext:value-type="string">
            <text:p>949. Nuits-Saint-Georges Les Fleurieres 2018 Dom J. J. Confuron 0,75 lt. € 125,00</text:p>
          </table:table-cell>
        </table:table-row>
        <table:table-row table:style-name="ro2">
          <table:table-cell/>
          <table:table-cell table:style-name="ce6" office:value-type="string" calcext:value-type="string">
            <text:p>950. Fixin 2019 Dom. Meo Camuzet 0,75 lt. € 125,00</text:p>
          </table:table-cell>
        </table:table-row>
        <table:table-row table:style-name="ro2">
          <table:table-cell/>
          <table:table-cell table:style-name="ce6" office:value-type="string" calcext:value-type="string">
            <text:p>992. Nuits-Saint-Georges 1-er Cru Les Cras 2015 <text:s text:c="2"/>Dom. du Comte Liger Belair 0,75 lt. € 2500,00</text:p>
          </table:table-cell>
        </table:table-row>
        <table:table-row table:style-name="ro2">
          <table:table-cell/>
          <table:table-cell table:style-name="ce6"/>
        </table:table-row>
        <table:table-row table:style-name="ro2">
          <table:table-cell/>
          <table:table-cell table:style-name="ce6" office:value-type="string" calcext:value-type="string">
            <text:p>991. Vosne-Romanee 2019 Dom. du Comte Liger Belair 0,75 lt. € 1200,00</text:p>
          </table:table-cell>
        </table:table-row>
        <table:table-row table:style-name="ro3">
          <table:table-cell/>
          <table:table-cell table:style-name="ce4" office:value-type="string" office:string-value="993.Vosne-Romanee Vielles Vignes 2002 Dom. Bizot0,75 lt.€1500,00" calcext:value-type="string">
            <text:p><text:span text:style-name="T5">993.</text:span><text:span text:style-name="T5"/><text:span text:style-name="T5">Vosne-Romanee Vielles Vignes 2002 Dom. </text:span><text:span text:style-name="T7">Bizot</text:span><text:span text:style-name="T7"/><text:span text:style-name="T7">0,75 lt.</text:span><text:span text:style-name="T7"/><text:span text:style-name="T7">€</text:span><text:span text:style-name="T7"/><text:span text:style-name="T7">150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952. Clos de la Roche Grand Cru 1990 Dom. Armand Rousseau 0,75 lt. € 2500,00</text:p>
          </table:table-cell>
        </table:table-row>
        <table:table-row table:style-name="ro2">
          <table:table-cell/>
          <table:table-cell table:style-name="ce6" office:value-type="string" calcext:value-type="string">
            <text:p>994. Clos de la Roche Grand Cru 2015 Dom. Jadot 0,75 lt. € 450,00</text:p>
          </table:table-cell>
        </table:table-row>
        <table:table-row table:style-name="ro2">
          <table:table-cell/>
          <table:table-cell table:style-name="ce6" office:value-type="string" calcext:value-type="string">
            <text:p>953. Beaune 1-er Cru Vignes de L`Enfant Jesus 2012 <text:s/>Dom. Bouchard Père et Fils 0,75 lt. € 210,00</text:p>
          </table:table-cell>
        </table:table-row>
        <table:table-row table:style-name="ro2">
          <table:table-cell/>
          <table:table-cell table:style-name="ce6"/>
        </table:table-row>
        <table:table-row table:style-name="ro2">
          <table:table-cell/>
          <table:table-cell table:style-name="ce6" office:value-type="string" calcext:value-type="string">
            <text:p>954. Volnay 1-er Cru Le Fremiets 2010 Dom. D Angerville 0,75 lt. € 210,00</text:p>
          </table:table-cell>
        </table:table-row>
        <table:table-row table:style-name="ro2">
          <table:table-cell/>
          <table:table-cell table:style-name="ce6" office:value-type="string" calcext:value-type="string">
            <text:p>955. Volnay 1-er Cru Clos des Ducks 2010 Dom. D Angerville <text:s/>0,75 lt. € 550,00</text:p>
          </table:table-cell>
        </table:table-row>
        <table:table-row table:style-name="ro2">
          <table:table-cell/>
          <table:table-cell table:style-name="ce6" office:value-type="string" calcext:value-type="string">
            <text:p>956. Clos-Vougeot Grand Cru Château de la Tour <text:s/>Vielles Vignes 2006 J. Labet &amp; N. Dechelette 0,75 lt. € 400,00</text:p>
          </table:table-cell>
        </table:table-row>
        <table:table-row table:style-name="ro2">
          <table:table-cell/>
          <table:table-cell table:style-name="ce6" office:value-type="string" calcext:value-type="string">
            <text:p>995. Santenay 1-er Cru Le Beuregard 2017/20 V. Girardin 0,75 lt. € 105,00</text:p>
          </table:table-cell>
        </table:table-row>
        <table:table-row table:style-name="ro2">
          <table:table-cell/>
          <table:table-cell table:style-name="ce6" office:value-type="string" calcext:value-type="string">
            <text:p>965. Clos Floridene Blanc 2017 Graves Denis Dubourdieu (SB,SEM,M) <text:s/>0,75 lt. € 55,00</text:p>
          </table:table-cell>
        </table:table-row>
        <table:table-row table:style-name="ro2">
          <table:table-cell/>
          <table:table-cell table:style-name="ce6" office:value-type="string" calcext:value-type="string">
            <text:p>966. <text:s/>Le Petit Château Smith Haut Lafitte Blanc 2019 (SB,SEM,) Pessac L. 0,75 lt. € 90,00</text:p>
          </table:table-cell>
        </table:table-row>
        <table:table-row table:style-name="ro2">
          <table:table-cell/>
          <table:table-cell table:style-name="ce6" office:value-type="string" calcext:value-type="string">
            <text:p>982. Château Smith Haut Lafitte Blanc 2020 Pessac L.(SB,SEM) <text:s/>0,75 lt. € 350,00</text:p>
          </table:table-cell>
        </table:table-row>
        <table:table-row table:style-name="ro2">
          <table:table-cell/>
          <table:table-cell table:style-name="ce6" office:value-type="string" calcext:value-type="string">
            <text:p>967. Château Batalley 2007 Pauillac Grand Cru Classe Magnum 1,50 lt. € 250,00 </text:p>
          </table:table-cell>
        </table:table-row>
        <table:table-row table:style-name="ro2">
          <table:table-cell/>
          <table:table-cell table:style-name="ce6" office:value-type="string" calcext:value-type="string">
            <text:p>968. Château Margaux 1991 Margaux Grand Cru Classe Magnum 1,50 lt. € 2500,00</text:p>
          </table:table-cell>
        </table:table-row>
        <table:table-row table:style-name="ro2">
          <table:table-cell/>
          <table:table-cell table:style-name="ce6" office:value-type="string" calcext:value-type="string">
            <text:p>971. Château Le Boscq 2020 St. Estephe Cru Bourgeois Superieur 0,75 lt. <text:s/>€ 80,00</text:p>
          </table:table-cell>
        </table:table-row>
        <table:table-row table:style-name="ro2">
          <table:table-cell/>
          <table:table-cell table:style-name="ce6" office:value-type="string" calcext:value-type="string">
            <text:p>972. Château Pojeaux 2015 Moulis Cru Bourgeois 0,75 lt. <text:s/>€ 89,00</text:p>
          </table:table-cell>
        </table:table-row>
        <table:table-row table:style-name="ro2">
          <table:table-cell/>
          <table:table-cell table:style-name="ce6" office:value-type="string" calcext:value-type="string">
            <text:p>973. Château Brane Cantenac 2018 Margaux Grand Cru Classe 0,75 lt. € 175,00</text:p>
          </table:table-cell>
        </table:table-row>
        <table:table-row table:style-name="ro2">
          <table:table-cell/>
          <table:table-cell table:style-name="ce6" office:value-type="string" calcext:value-type="string">
            <text:p>973. Château Cantenac Brown 2018 Margaux Grand Cru Classe 0,75 lt. € 175,00</text:p>
          </table:table-cell>
        </table:table-row>
        <table:table-row table:style-name="ro2">
          <table:table-cell/>
          <table:table-cell table:style-name="ce6" office:value-type="string" calcext:value-type="string">
            <text:p>974. Château Palmer 2006/2007 Margaux 0,75 lt. € 450,00</text:p>
          </table:table-cell>
        </table:table-row>
        <table:table-row table:style-name="ro2">
          <table:table-cell/>
          <table:table-cell table:style-name="ce6" office:value-type="string" calcext:value-type="string">
            <text:p>975. Château de Pez 2016 <text:s/>St. Estephe Cru Bourgeois Exceptionelle 0,75 lt. € 85,00</text:p>
          </table:table-cell>
        </table:table-row>
        <table:table-row table:style-name="ro2">
          <table:table-cell/>
          <table:table-cell table:style-name="ce6" office:value-type="string" calcext:value-type="string">
            <text:p>977. Château Phelan Segur 2016 St. Estephe 0,75 lt. € 160,00</text:p>
          </table:table-cell>
        </table:table-row>
        <table:table-row table:style-name="ro2">
          <table:table-cell/>
          <table:table-cell table:style-name="ce6" office:value-type="string" calcext:value-type="string">
            <text:p>976. Château Talbot 2016 St. Julien 0,75 lt. € 185,00</text:p>
          </table:table-cell>
        </table:table-row>
        <table:table-row table:style-name="ro2">
          <table:table-cell/>
          <table:table-cell table:style-name="ce6" office:value-type="string" calcext:value-type="string">
            <text:p>983. Essence de Dourthe 2015 <text:s/>0,75 lt. € 260,00</text:p>
          </table:table-cell>
        </table:table-row>
        <table:table-row table:style-name="ro2">
          <table:table-cell/>
          <table:table-cell table:style-name="ce6" office:value-type="string" calcext:value-type="string">
            <text:p>984. Château Lafon Rochet 2015 St. Estephe Grand Cru Classe 0,75 lt. € 125,00</text:p>
          </table:table-cell>
        </table:table-row>
        <table:table-row table:style-name="ro2">
          <table:table-cell/>
          <table:table-cell table:style-name="ce6" office:value-type="string" calcext:value-type="string">
            <text:p>985. Château La Pointe 2016 Pomerol 0,75 lt. € 135,00</text:p>
          </table:table-cell>
        </table:table-row>
        <table:table-row table:style-name="ro2">
          <table:table-cell/>
          <table:table-cell table:style-name="ce6" office:value-type="string" calcext:value-type="string">
            <text:p>986. Château Chasse Spleen 2019 Moulis Cru Bour. Exceptionelle 0,75 lt. € 105,00</text:p>
          </table:table-cell>
        </table:table-row>
        <table:table-row table:style-name="ro2">
          <table:table-cell/>
          <table:table-cell table:style-name="ce6" office:value-type="string" calcext:value-type="string">
            <text:p>987. Château Pichon- Longueville au Baron 2018 Pauillac 0,75 lt. € 360,00</text:p>
          </table:table-cell>
        </table:table-row>
        <table:table-row table:style-name="ro2">
          <table:table-cell/>
          <table:table-cell table:style-name="ce6" office:value-type="string" calcext:value-type="string">
            <text:p>969. Château Grand Corbin Despagne 2015/16</text:p>
          </table:table-cell>
        </table:table-row>
        <table:table-row table:style-name="ro2">
          <table:table-cell/>
          <table:table-cell table:style-name="ce6" office:value-type="string" calcext:value-type="string">
            <text:p><text:s/>St Emilion Grand Cru Classe 0,75 lt. € 105,00</text:p>
          </table:table-cell>
        </table:table-row>
        <table:table-row table:style-name="ro2">
          <table:table-cell/>
          <table:table-cell table:style-name="ce6" office:value-type="string" calcext:value-type="string">
            <text:p>979. Château Ampeleia 2016 Castillon Cotes de BDX 0,75 lt. € 50,00</text:p>
          </table:table-cell>
        </table:table-row>
        <table:table-row table:style-name="ro2">
          <table:table-cell/>
          <table:table-cell table:style-name="ce6" office:value-type="string" calcext:value-type="string">
            <text:p>990. Château Haut Brion 1989 Pessac Leognan Grand Cru Classe 0,75 lt. € 3000,00</text:p>
          </table:table-cell>
        </table:table-row>
        <table:table-row table:style-name="ro2">
          <table:table-cell/>
          <table:table-cell table:style-name="ce6" office:value-type="string" calcext:value-type="string">
            <text:p>978. Cote Rotie La Turque 1992 E. Guigal 0,75 lt. € 500,00</text:p>
          </table:table-cell>
        </table:table-row>
        <table:table-row table:style-name="ro2">
          <table:table-cell/>
          <table:table-cell table:style-name="ce6" office:value-type="string" calcext:value-type="string">
            <text:p>978. Cote Rotie La Mouline 1992 E. Guigal 0,75 lt. € 500,00</text:p>
          </table:table-cell>
        </table:table-row>
        <table:table-row table:style-name="ro2">
          <table:table-cell/>
          <table:table-cell table:style-name="ce6" office:value-type="string" calcext:value-type="string">
            <text:p>980. Cote-Rotie Les Rochaines 2004/05 Bonnefond 0,75 lt. € 69,00</text:p>
          </table:table-cell>
        </table:table-row>
        <table:table-row table:style-name="ro2">
          <table:table-cell/>
          <table:table-cell table:style-name="ce6" office:value-type="string" calcext:value-type="string">
            <text:p>980. Cote-Rotie 2000 Bonserine 0,75 lt. € 69,00</text:p>
          </table:table-cell>
        </table:table-row>
        <table:table-row table:style-name="ro2">
          <table:table-cell/>
          <table:table-cell table:style-name="ce6" office:value-type="string" calcext:value-type="string">
            <text:p>981. Chateauneuf du Pape Rouge 2019 Ch. le Nerthe 0,75 lt. € 120,00</text:p>
          </table:table-cell>
        </table:table-row>
        <table:table-row table:style-name="ro2">
          <table:table-cell/>
          <table:table-cell table:style-name="ce6" office:value-type="string" calcext:value-type="string">
            <text:p>988. Chateauneuf du Pape Rouge Tradition 2018/21 <text:s/>Domaine de La Solitude 0,75 lt. € 75,00</text:p>
          </table:table-cell>
        </table:table-row>
        <table:table-row table:style-name="ro3">
          <table:table-cell/>
          <table:table-cell table:style-name="ce4" office:value-type="string" office:string-value="982.Chateau Montus Cuvee Prestige 1996 Alain Brumont0,75 lt.€49,00" calcext:value-type="string">
            <text:p><text:span text:style-name="T5">982.</text:span><text:span text:style-name="T5"/><text:span text:style-name="T5">Chateau Montus Cuvee Prestige 1996 Alain Brumont</text:span><text:span text:style-name="T5"/><text:span text:style-name="T5">0,75 lt.</text:span><text:span text:style-name="T5"/><text:span text:style-name="T3">€</text:span><text:span text:style-name="T3"/><text:span text:style-name="T3">49,00</text:span></text:p>
          </table:table-cell>
        </table:table-row>
        <table:table-row table:style-name="ro2">
          <table:table-cell/>
          <table:table-cell office:value-type="string" calcext:value-type="string">
            <text:p>957. Marsala Superiore Riserva Oro Dolce <text:s/>Bip Benjamin 2013 Pellegrino 0,75 lt. € 45,00 / 8,00</text:p>
          </table:table-cell>
        </table:table-row>
        <table:table-row table:style-name="ro2">
          <table:table-cell/>
          <table:table-cell office:value-type="string" calcext:value-type="string">
            <text:p><text:s/>Marsala Superiore Rubino Dolce Uncle Joseph 2015 Pellegrino 0,75 lt. € 45,00 / 8,00</text:p>
          </table:table-cell>
        </table:table-row>
        <table:table-row table:style-name="ro2">
          <table:table-cell/>
          <table:table-cell office:value-type="string" calcext:value-type="string">
            <text:p>958. Almacenista Fino del Puerto Jose Luis Gonzalez Obregon</text:p>
          </table:table-cell>
        </table:table-row>
        <table:table-row table:style-name="ro2">
          <table:table-cell/>
          <table:table-cell office:value-type="string" calcext:value-type="string">
            <text:p><text:s/>Solera Sherry Emilio Lustau 0,50 lt. € 45,00 / 8,00</text:p>
          </table:table-cell>
        </table:table-row>
        <table:table-row table:style-name="ro3">
          <table:table-cell/>
          <table:table-cell table:style-name="ce4" office:value-type="string" office:string-value="958.Alvear Medium Dry Montilla Morilles0,75 lt.€ 45,00 / 8,00" calcext:value-type="string">
            <text:p><text:span text:style-name="T4">958.</text:span><text:span text:style-name="T4"/><text:span text:style-name="T4">Alvear Medium Dry Montilla Morilles</text:span><text:span text:style-name="T4"/><text:span text:style-name="T4">0,75 lt.</text:span><text:span text:style-name="T4"/><text:span text:style-name="T3">€ 45,00 / 8,00</text:span></text:p>
          </table:table-cell>
        </table:table-row>
        <table:table-row table:style-name="ro2">
          <table:table-cell/>
          <table:table-cell table:style-name="ce8" office:value-type="string" calcext:value-type="string">
            <text:p>920. Madeira Bual 5 Years Old Cossart Gordon 0,50 lt. € 45,00 / 8,00</text:p>
          </table:table-cell>
        </table:table-row>
        <table:table-row table:style-name="ro2">
          <table:table-cell/>
          <table:table-cell table:style-name="ce2" office:value-type="string" calcext:value-type="string">
            <text:p>960. Late Bottled Vintage 2018 Ramos Pinto 0,75 lt. € 55,00</text:p>
          </table:table-cell>
        </table:table-row>
        <table:table-row table:style-name="ro2">
          <table:table-cell/>
          <table:table-cell table:style-name="ce6" office:value-type="string" calcext:value-type="string">
            <text:p>961. Vintage Port 1997 Quinta De La Rosa 0,75 lt. € 95,00</text:p>
          </table:table-cell>
        </table:table-row>
        <table:table-row table:style-name="ro2">
          <table:table-cell/>
          <table:table-cell table:style-name="ce6" office:value-type="string" calcext:value-type="string">
            <text:p><text:s/>10 Years Ramos Pinto Quinta De Ervamoira <text:s text:c="44"/>0,75 lt. € 95,00</text:p>
          </table:table-cell>
        </table:table-row>
        <table:table-row table:style-name="ro2">
          <table:table-cell/>
          <table:table-cell table:style-name="ce6" office:value-type="string" calcext:value-type="string">
            <text:p>962. Porto Colheita 1987 Niepoort 0,75 lt. € 95,00</text:p>
          </table:table-cell>
        </table:table-row>
        <table:table-row table:style-name="ro3">
          <table:table-cell/>
          <table:table-cell table:style-name="ce4" office:value-type="string" office:string-value="963.Porto Ruby Ramos Pinto0,75 lt.€ 45,00 / 8,00" calcext:value-type="string">
            <text:p><text:span text:style-name="T1">963.</text:span><text:span text:style-name="T1"/><text:span text:style-name="T1">Porto Ruby Ramos Pinto</text:span><text:span text:style-name="T1"/><text:span text:style-name="T1">0,75 lt.</text:span><text:span text:style-name="T1"/><text:span text:style-name="T8">€ 45,00 / 8,00</text:span></text:p>
          </table:table-cell>
        </table:table-row>
        <table:table-row table:style-name="ro3">
          <table:table-cell/>
          <table:table-cell table:style-name="ce4" office:value-type="string" office:string-value="964.Manoella White Port 10 Years Wine &amp; Soul0,75 lt.€ 65,00" calcext:value-type="string">
            <text:p><text:span text:style-name="T4">964.</text:span><text:span text:style-name="T4"/><text:span text:style-name="T4">Manoella White Port 10 Years Wine &amp; Soul</text:span><text:span text:style-name="T4"/><text:span text:style-name="T4">0,75 lt.</text:span><text:span text:style-name="T4"/><text:span text:style-name="T8">€ 65,00</text:span></text:p>
          </table:table-cell>
        </table:table-row>
        <table:table-row table:style-name="ro3">
          <table:table-cell/>
          <table:table-cell table:style-name="ce4" office:value-type="string" office:string-value="964.Porto Vintage 2015  Wine &amp; Soul0,75 lt.€ 200,00" calcext:value-type="string">
            <text:p><text:span text:style-name="T4">964.</text:span><text:span text:style-name="T4"/><text:span text:style-name="T4">Porto Vintage 2015  Wine &amp; Soul</text:span><text:span text:style-name="T4"/><text:span text:style-name="T4">0,75 lt.</text:span><text:span text:style-name="T4"/><text:span text:style-name="T8">€ 200,0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000. Riesling Spätlese 2015 Taschlerhof 0,375 lt. € 55,00</text:p>
          </table:table-cell>
        </table:table-row>
        <table:table-row table:style-name="ro2">
          <table:table-cell/>
          <table:table-cell table:style-name="ce6" office:value-type="string" calcext:value-type="string">
            <text:p>1001. Vinalia Goldmuskateller 2019 KG. Bozen 0,375 lt. € 65,00</text:p>
          </table:table-cell>
        </table:table-row>
        <table:table-row table:style-name="ro2">
          <table:table-cell/>
          <table:table-cell office:value-type="string" calcext:value-type="string">
            <text:p>1003. Rosenmuskateller Moscato Rosa 2023 Franz Haas 0,5 lt. € 60,00</text:p>
          </table:table-cell>
        </table:table-row>
        <table:table-row table:style-name="ro2">
          <table:table-cell/>
          <table:table-cell table:style-name="ce6" office:value-type="string" calcext:value-type="string">
            <text:p>1004. Roen 2019 KG. Tramin 0,375 lt. € 55,00 / 12,50</text:p>
          </table:table-cell>
        </table:table-row>
        <table:table-row table:style-name="ro2">
          <table:table-cell/>
          <table:table-cell table:style-name="ce6" office:value-type="string" calcext:value-type="string">
            <text:p>1005. Gewürztraminer Terminum 2005 KG. Tramin 0,375 lt. € 90,00</text:p>
          </table:table-cell>
        </table:table-row>
        <table:table-row table:style-name="ro3">
          <table:table-cell/>
          <table:table-cell table:style-name="ce4" office:value-type="string" office:string-value="1012.Passithea Oro 2019 KG. Girlan0,375 lt.€60,00" calcext:value-type="string">
            <text:p><text:span text:style-name="T5">1012.</text:span><text:span text:style-name="T5"/><text:span text:style-name="T5">Passithea Oro 2019 KG. </text:span><text:span text:style-name="T3">Girlan</text:span><text:span text:style-name="T3"/><text:span text:style-name="T3">0,375 lt.</text:span><text:span text:style-name="T3"/><text:span text:style-name="T3">€</text:span><text:span text:style-name="T3"/><text:span text:style-name="T3">60,00</text:span></text:p>
          </table:table-cell>
        </table:table-row>
        <table:table-row table:style-name="ro2">
          <table:table-cell/>
          <table:table-cell office:value-type="string" calcext:value-type="string">
            <text:p>1006. Serenade Passito Quintessenz 2015 Kellerei Kaltern 0,375 lt. € 65,00</text:p>
          </table:table-cell>
        </table:table-row>
        <table:table-row table:style-name="ro3">
          <table:table-cell/>
          <table:table-cell table:style-name="ce3" office:value-type="string" office:string-value="1007.Kerner Praepositus Passito 2020 Abtei Neustift0,375 lt.€55,00" calcext:value-type="string">
            <text:p><text:span text:style-name="T1">1007.</text:span><text:span text:style-name="T1"/>Kerner Praepositus Passito 2020 Abtei Neustift0,375 lt.<text:span text:style-name="T1">€</text:span><text:span text:style-name="T1"/><text:span text:style-name="T1">55,00</text:span></text:p>
          </table:table-cell>
        </table:table-row>
        <table:table-row table:style-name="ro2">
          <table:table-cell/>
          <table:table-cell office:value-type="string" calcext:value-type="string">
            <text:p>1014. Cantus 2017 KG. Schreckbichl 0,375 lt. € 55,00</text:p>
          </table:table-cell>
        </table:table-row>
        <table:table-row table:style-name="ro2">
          <table:table-cell/>
          <table:table-cell office:value-type="string" calcext:value-type="string">
            <text:p>1008. Merlino 07/93 Pojer &amp; Sandri 0,500 lt. € 45,00 / 12,50</text:p>
          </table:table-cell>
        </table:table-row>
        <table:table-row table:style-name="ro2">
          <table:table-cell/>
          <table:table-cell office:value-type="string" calcext:value-type="string">
            <text:p>1009. Vin Santo 2007 Isole &amp; Olena 0,375 lt. € 65,00</text:p>
          </table:table-cell>
        </table:table-row>
        <table:table-row table:style-name="ro2">
          <table:table-cell/>
          <table:table-cell office:value-type="string" calcext:value-type="string">
            <text:p>1011. Moscato D’Asti 2022 Saracco 0,750 lt. € 39,00 / 7,00</text:p>
          </table:table-cell>
        </table:table-row>
        <table:table-row table:style-name="ro3">
          <table:table-cell/>
          <table:table-cell table:style-name="ce4" office:value-type="string" office:string-value="1013.Passito di Pantelleria Naturale NES 2017 Pellegrino0,500 lt.€ 72,00 / 12,50" calcext:value-type="string">
            <text:p><text:span text:style-name="T1">1013.</text:span><text:span text:style-name="T1"/><text:span text:style-name="T1">Passito di Pantelleria Naturale NES 2017 Pellegrino</text:span><text:span text:style-name="T1"/><text:span text:style-name="T1">0,500 lt.</text:span><text:span text:style-name="T1"/><text:span text:style-name="T8">€ 72,00 / 12,50</text:span></text:p>
          </table:table-cell>
        </table:table-row>
        <table:table-row table:style-name="ro2">
          <table:table-cell/>
          <table:table-cell table:style-name="ce6" office:value-type="string" calcext:value-type="string">
            <text:p>1110. Château Guiraud 2005 Sauternes Grand Cru Classe 0,375 lt. € 65,00</text:p>
          </table:table-cell>
        </table:table-row>
        <table:table-row table:style-name="ro2">
          <table:table-cell/>
          <table:table-cell table:style-name="ce6" office:value-type="string" calcext:value-type="string">
            <text:p>1111. Château Rieussec 2005 Sauternes Grand Cru Classe 0,375 lt. € 79,00</text:p>
          </table:table-cell>
        </table:table-row>
        <table:table-row table:style-name="ro2">
          <table:table-cell/>
          <table:table-cell table:style-name="ce6" office:value-type="string" calcext:value-type="string">
            <text:p>1216. Château Filhot 2013 Sauternes 0,375 lt. € 45,00</text:p>
          </table:table-cell>
        </table:table-row>
        <table:table-row table:style-name="ro2">
          <table:table-cell/>
          <table:table-cell table:style-name="ce6" office:value-type="string" calcext:value-type="string">
            <text:p>1112. Château Farluret 2015 Sauternes 0,750 lt. € 45,00/ 12,50</text:p>
          </table:table-cell>
        </table:table-row>
        <table:table-row table:style-name="ro2">
          <table:table-cell/>
          <table:table-cell table:style-name="ce6" office:value-type="string" calcext:value-type="string">
            <text:p>1201. Tokaji Aszu 6 Puttonyos 1995 Disznokö 0,500 lt. € 150,00</text:p>
          </table:table-cell>
        </table:table-row>
        <table:table-row table:style-name="ro2">
          <table:table-cell/>
          <table:table-cell table:style-name="ce6" office:value-type="string" calcext:value-type="string">
            <text:p>1202. Tokaji Aszu 6 Puttonyos 1993 Gia 0,500 lt. € 79,00</text:p>
          </table:table-cell>
        </table:table-row>
        <table:table-row table:style-name="ro2">
          <table:table-cell/>
          <table:table-cell table:style-name="ce6" office:value-type="string" calcext:value-type="string">
            <text:p>1203. Tokaji Aszu 6 Puttonyos 1999/2002 Oremus 0,500 lt. € 165,00</text:p>
          </table:table-cell>
        </table:table-row>
        <table:table-row table:style-name="ro2">
          <table:table-cell/>
          <table:table-cell table:style-name="ce6" office:value-type="string" calcext:value-type="string">
            <text:p>1204. Tokaji Aszu 3 Puttonyos 2013 Oremus 0,500 lt. € 75,00/ 12,50</text:p>
          </table:table-cell>
        </table:table-row>
        <table:table-row table:style-name="ro2">
          <table:table-cell/>
          <table:table-cell table:style-name="ce6" office:value-type="string" calcext:value-type="string">
            <text:p>1205. Tokaji Aszu 5 Puttonyos 2006 Oremus 0,500 lt. € 90,00</text:p>
          </table:table-cell>
        </table:table-row>
        <table:table-row table:style-name="ro2">
          <table:table-cell/>
          <table:table-cell table:style-name="ce6" office:value-type="string" calcext:value-type="string">
            <text:p>1206. Tokaji Aszu 6 Puttonyos 1996 Szepsy 0,500 lt. € 350,00</text:p>
          </table:table-cell>
        </table:table-row>
        <table:table-row table:style-name="ro2">
          <table:table-cell/>
          <table:table-cell table:style-name="ce6" office:value-type="string" calcext:value-type="string">
            <text:p>1206. Tokaji Aszu 6 Puttonyos 2008 Szepsy 0,500 lt. € 350,00</text:p>
          </table:table-cell>
        </table:table-row>
        <table:table-row table:style-name="ro2">
          <table:table-cell/>
          <table:table-cell table:style-name="ce6" office:value-type="string" calcext:value-type="string">
            <text:p>1207. Tokaji Esszencia 2000 Disznokö 0,375 lt. <text:s/>€ 599,00</text:p>
          </table:table-cell>
        </table:table-row>
        <table:table-row table:style-name="ro3">
          <table:table-cell/>
          <table:table-cell table:style-name="ce3" office:value-type="string" office:string-value="1217.Tokaji Szamorodni 2013 Szepsy0,500 lt.€150,00" calcext:value-type="string">
            <text:p><text:span text:style-name="T5">1217.</text:span><text:span text:style-name="T5"/><text:span text:style-name="T5">Tokaji Szamorodni 2013 Szepsy</text:span><text:span text:style-name="T5"/><text:span text:style-name="T5">0,500 lt.</text:span><text:span text:style-name="T5"/>€150,00</text:p>
          </table:table-cell>
        </table:table-row>
        <table:table-row table:style-name="ro2">
          <table:table-cell/>
          <table:table-cell table:style-name="ce5" office:value-type="string" calcext:value-type="string">
            <text:p>1208. Beerenauslese Cuvee 2017 Kracher 0,375 lt. € 49,00 / 12,50</text:p>
          </table:table-cell>
        </table:table-row>
        <table:table-row table:style-name="ro2">
          <table:table-cell/>
          <table:table-cell table:style-name="ce5" office:value-type="string" calcext:value-type="string">
            <text:p>1209. Ruster Ausbruch Essenz 2004 Feiler-Artinger 0,375 lt. € 61,50</text:p>
          </table:table-cell>
        </table:table-row>
        <table:table-row table:style-name="ro2">
          <table:table-cell/>
          <table:table-cell table:style-name="ce5" office:value-type="string" calcext:value-type="string">
            <text:p>1210. Muskat Ottonel TBA 1998 Velich 0,375 lt. € 59,00</text:p>
          </table:table-cell>
        </table:table-row>
        <table:table-row table:style-name="ro2">
          <table:table-cell/>
          <table:table-cell table:style-name="ce5" office:value-type="string" calcext:value-type="string">
            <text:p>1211. Eiswein 2020 Kracher 0,375 lt. € 79,00</text:p>
          </table:table-cell>
        </table:table-row>
        <table:table-row table:style-name="ro2">
          <table:table-cell/>
          <table:table-cell table:style-name="ce5" office:value-type="string" calcext:value-type="string">
            <text:p>1212. Riesling Eiswein 2001 P.J.Kühn, Rheingau 0,375 lt. € 111,00</text:p>
          </table:table-cell>
        </table:table-row>
        <table:table-row table:style-name="ro2">
          <table:table-cell/>
          <table:table-cell table:style-name="ce5" office:value-type="string" calcext:value-type="string">
            <text:p>905. Riesling Auslese Graacher Domprobst 2006 <text:s/>Willy Schäfer, Mosel 0,750 lt. € 170,00 </text:p>
          </table:table-cell>
        </table:table-row>
        <table:table-row table:style-name="ro2">
          <table:table-cell/>
          <table:table-cell table:style-name="ce5" office:value-type="string" calcext:value-type="string">
            <text:p>1214. Don Zolio Pedro Ximenez Very Sweet Sherry Dolce, <text:s/>Williams &amp; Humbert Jerez 0,750 lt. € 45,00 / 8,00</text:p>
          </table:table-cell>
        </table:table-row>
        <table:table-row table:style-name="ro2">
          <table:table-cell/>
          <table:table-cell table:style-name="ce5" office:value-type="string" calcext:value-type="string">
            <text:p>1215. Dulce Monastrel 1996 Olivares Jumilla 0,750 lt. € 65,00</text:p>
          </table:table-cell>
        </table:table-row>
        <table:table-row table:style-name="ro2">
          <table:table-cell/>
          <table:table-cell table:style-name="ce5" office:value-type="string" calcext:value-type="string">
            <text:p>Steinbock Sparkling ZERO Hofstätter 0,75 lt. € 35,00</text:p>
          </table:table-cell>
        </table:table-row>
        <table:table-row table:style-name="ro2">
          <table:table-cell/>
          <table:table-cell table:style-name="ce5" office:value-type="string" calcext:value-type="string">
            <text:p>Steinbock Riesling ZERO Hofstätter 0,75 lt. € 35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ssistant Light" svg:font-family="'Assistant Light'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0:55:58.076635927</meta:creation-date>
    <dc:date>2024-10-16T11:17:30.045968151</dc:date>
    <meta:editing-duration>P0D</meta:editing-duration>
    <meta:editing-cycles>1</meta:editing-cycles>
    <meta:document-statistic meta:table-count="1" meta:cell-count="769" meta:object-count="0"/>
    <meta:generator>LibreOffice/7.3.7.2$Linux_X86_64 LibreOffice_project/30$Build-2</meta:generator>
  </office:meta>
</office:document-meta>
</file>